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43"/>
    <style:style style:name="ce2" style:family="table-cell" style:parent-style-name="Default" style:data-style-name="N60"/>
    <style:style style:name="ce3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par0theta0</text:p>
          </table:table-cell>
          <table:table-cell table:formula="of:=RIGHT([.A1];LEN([.A1])-9)" office:value-type="string" office:string-value="0">
            <text:p>0</text:p>
          </table:table-cell>
          <table:table-cell table:formula="of:=RIGHT([.A1];LEN([.A1])-3)" office:value-type="string" office:string-value="0theta0">
            <text:p>0theta0</text:p>
          </table:table-cell>
          <table:table-cell table:number-columns-repeated="3"/>
          <table:table-cell table:formula="of:=AVERAGE([.B2:.B4])" office:value-type="float" office:value="6.82806666666667E-018">
            <text:p>6.82806666666667E-018</text:p>
          </table:table-cell>
          <table:table-cell table:formula="of:=STDEV([.B2:.B4])" office:value-type="float" office:value="7.58647015042789E-019">
            <text:p>7.58647015042789E-019</text:p>
          </table:table-cell>
          <table:table-cell table:formula="of:=[.H1]/SQRT(3)" office:value-type="float" office:value="4.3800505835486E-019">
            <text:p>4.3800505835486E-019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7.24629E-018">
            <text:p>7.24629E-018</text:p>
          </table:table-cell>
          <table:table-cell office:value-type="float" office:value="0.497508">
            <text:p>0.497508</text:p>
          </table:table-cell>
          <table:table-cell office:value-type="float" office:value="0.00000959264">
            <text:p>9.59264E-006</text:p>
          </table:table-cell>
          <table:table-cell office:value-type="float" office:value="0.0000114406">
            <text:p>1.14406E-005</text:p>
          </table:table-cell>
          <table:table-cell/>
          <table:table-cell table:formula="of:=AVERAGE([.B3:.B5])" office:value-type="float" office:value="6.618955E-018">
            <text:p>6.618955E-018</text:p>
          </table:table-cell>
          <table:table-cell table:formula="of:=STDEV([.B3:.B5])" office:value-type="float" office:value="9.42721831745717E-019">
            <text:p>9.42721831745717E-019</text:p>
          </table:table-cell>
          <table:table-cell table:formula="of:=[.H2]/SQRT(3)" office:value-type="float" office:value="5.44280703329327E-019">
            <text:p>5.44280703329327E-019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7.28556E-018">
            <text:p>7.28556E-018</text:p>
          </table:table-cell>
          <table:table-cell office:value-type="float" office:value="0.497518">
            <text:p>0.497518</text:p>
          </table:table-cell>
          <table:table-cell office:value-type="float" office:value="0.00000959264">
            <text:p>9.59264E-006</text:p>
          </table:table-cell>
          <table:table-cell office:value-type="float" office:value="0.0000114413">
            <text:p>1.14413E-005</text:p>
          </table:table-cell>
          <table:table-cell/>
          <table:table-cell table:formula="of:=AVERAGE([.B4:.B6])" office:value-type="float" office:value="6.43173E-018">
            <text:p>6.43173E-018</text:p>
          </table:table-cell>
          <table:table-cell table:formula="of:=STDEV([.B4:.B6])" office:value-type="float" office:value="6.77945697530414E-019">
            <text:p>6.77945697530414E-019</text:p>
          </table:table-cell>
          <table:table-cell table:formula="of:=[.H3]/SQRT(3)" office:value-type="float" office:value="3.91412130965133E-019">
            <text:p>3.91412130965133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95235E-018">
            <text:p>5.95235E-018</text:p>
          </table:table-cell>
          <table:table-cell office:value-type="float" office:value="0.497516">
            <text:p>0.497516</text:p>
          </table:table-cell>
          <table:table-cell office:value-type="float" office:value="0.00000959264">
            <text:p>9.59264E-006</text:p>
          </table:table-cell>
          <table:table-cell office:value-type="float" office:value="0.0000114419">
            <text:p>1.14419E-005</text:p>
          </table:table-cell>
          <table:table-cell/>
          <table:table-cell table:formula="of:=AVERAGE([.B5:.B7])" office:value-type="float" office:value="6.815505E-018">
            <text:p>6.815505E-018</text:p>
          </table:table-cell>
          <table:table-cell table:formula="of:=STDEV([.B5:.B7])" office:value-type="float" office:value="1.3520588763068E-019">
            <text:p>1.3520588763068E-019</text:p>
          </table:table-cell>
          <table:table-cell table:formula="of:=[.H4]/SQRT(3)" office:value-type="float" office:value="7.80611556195952E-020">
            <text:p>7.80611556195952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0theta120</text:p>
          </table:table-cell>
          <table:table-cell table:formula="of:=RIGHT([.A5];LEN([.A5])-9)" office:value-type="string" office:string-value="120">
            <text:p>120</text:p>
          </table:table-cell>
          <table:table-cell table:formula="of:=RIGHT([.A5];LEN([.A5])-3)" office:value-type="string" office:string-value="0theta120">
            <text:p>0theta120</text:p>
          </table:table-cell>
          <table:table-cell table:number-columns-repeated="3"/>
          <table:table-cell table:formula="of:=AVERAGE([.B6:.B8])" office:value-type="float" office:value="6.83152333333333E-018">
            <text:p>6.83152333333333E-018</text:p>
          </table:table-cell>
          <table:table-cell table:formula="of:=STDEV([.B6:.B8])" office:value-type="float" office:value="9.95493698289111E-020">
            <text:p>9.95493698289111E-020</text:p>
          </table:table-cell>
          <table:table-cell table:formula="of:=[.H5]/SQRT(3)" office:value-type="float" office:value="5.74748554683795E-020">
            <text:p>5.74748554683795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91111E-018">
            <text:p>6.91111E-018</text:p>
          </table:table-cell>
          <table:table-cell office:value-type="float" office:value="0.497524">
            <text:p>0.497524</text:p>
          </table:table-cell>
          <table:table-cell office:value-type="float" office:value="0.00000959264">
            <text:p>9.59264E-006</text:p>
          </table:table-cell>
          <table:table-cell office:value-type="float" office:value="0.000011527">
            <text:p>0.000011527</text:p>
          </table:table-cell>
          <table:table-cell/>
          <table:table-cell table:formula="of:=AVERAGE([.B7:.B9])" office:value-type="float" office:value="6.79173E-018">
            <text:p>6.79173E-018</text:p>
          </table:table-cell>
          <table:table-cell table:formula="of:=STDEV([.B7:.B9])" office:value-type="float" office:value="1.01582960185259E-019">
            <text:p>1.01582960185259E-019</text:p>
          </table:table-cell>
          <table:table-cell table:formula="of:=[.H6]/SQRT(3)" office:value-type="float" office:value="5.86489494080385E-020">
            <text:p>5.86489494080385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7199E-018">
            <text:p>6.7199E-018</text:p>
          </table:table-cell>
          <table:table-cell office:value-type="float" office:value="0.497498">
            <text:p>0.497498</text:p>
          </table:table-cell>
          <table:table-cell office:value-type="float" office:value="0.00000959264">
            <text:p>9.59264E-006</text:p>
          </table:table-cell>
          <table:table-cell office:value-type="float" office:value="0.0000115267">
            <text:p>1.15267E-005</text:p>
          </table:table-cell>
          <table:table-cell/>
          <table:table-cell table:formula="of:=AVERAGE([.B8:.B10])" office:value-type="float" office:value="6.513895E-018">
            <text:p>6.513895E-018</text:p>
          </table:table-cell>
          <table:table-cell table:formula="of:=STDEV([.B8:.B10])" office:value-type="float" office:value="4.94500985287188E-019">
            <text:p>4.94500985287188E-019</text:p>
          </table:table-cell>
          <table:table-cell table:formula="of:=[.H7]/SQRT(3)" office:value-type="float" office:value="2.85500276970093E-019">
            <text:p>2.85500276970093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86356E-018">
            <text:p>6.86356E-018</text:p>
          </table:table-cell>
          <table:table-cell office:value-type="float" office:value="0.49754">
            <text:p>0.49754</text:p>
          </table:table-cell>
          <table:table-cell office:value-type="float" office:value="0.00000959264">
            <text:p>9.59264E-006</text:p>
          </table:table-cell>
          <table:table-cell office:value-type="float" office:value="0.0000115263">
            <text:p>1.15263E-005</text:p>
          </table:table-cell>
          <table:table-cell/>
          <table:table-cell table:formula="of:=AVERAGE([.B9:.B11])" office:value-type="float" office:value="6.13856E-018">
            <text:p>6.13856E-018</text:p>
          </table:table-cell>
          <table:table-cell table:formula="of:=STDEV([.B9:.B11])" office:value-type="float" office:value="3.63028621461176E-020">
            <text:p>3.63028621461176E-020</text:p>
          </table:table-cell>
          <table:table-cell table:formula="of:=[.H8]/SQRT(3)" office:value-type="float" office:value="2.09594672324149E-020">
            <text:p>2.09594672324149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0theta150</text:p>
          </table:table-cell>
          <table:table-cell table:formula="of:=RIGHT([.A9];LEN([.A9])-9)" office:value-type="string" office:string-value="150">
            <text:p>150</text:p>
          </table:table-cell>
          <table:table-cell table:formula="of:=RIGHT([.A9];LEN([.A9])-3)" office:value-type="string" office:string-value="0theta150">
            <text:p>0theta150</text:p>
          </table:table-cell>
          <table:table-cell table:number-columns-repeated="3"/>
          <table:table-cell table:formula="of:=AVERAGE([.B10:.B12])" office:value-type="float" office:value="6.09257E-018">
            <text:p>6.09257E-018</text:p>
          </table:table-cell>
          <table:table-cell table:formula="of:=STDEV([.B10:.B12])" office:value-type="float" office:value="8.36910341673468E-020">
            <text:p>8.36910341673468E-020</text:p>
          </table:table-cell>
          <table:table-cell table:formula="of:=[.H9]/SQRT(3)" office:value-type="float" office:value="4.83190411052758E-020">
            <text:p>4.83190411052758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16423E-018">
            <text:p>6.16423E-018</text:p>
          </table:table-cell>
          <table:table-cell office:value-type="float" office:value="0.497509">
            <text:p>0.497509</text:p>
          </table:table-cell>
          <table:table-cell office:value-type="float" office:value="0.00000959264">
            <text:p>9.59264E-006</text:p>
          </table:table-cell>
          <table:table-cell office:value-type="float" office:value="0.0000115253">
            <text:p>1.15253E-005</text:p>
          </table:table-cell>
          <table:table-cell/>
          <table:table-cell table:formula="of:=AVERAGE([.B11:.B13])" office:value-type="float" office:value="6.05674E-018">
            <text:p>6.05674E-018</text:p>
          </table:table-cell>
          <table:table-cell table:formula="of:=STDEV([.B11:.B13])" office:value-type="float" office:value="7.94080915272491E-020">
            <text:p>7.94080915272491E-020</text:p>
          </table:table-cell>
          <table:table-cell table:formula="of:=[.H10]/SQRT(3)" office:value-type="float" office:value="4.58462830190917E-020">
            <text:p>4.58462830190917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11289E-018">
            <text:p>6.11289E-018</text:p>
          </table:table-cell>
          <table:table-cell office:value-type="float" office:value="0.497537">
            <text:p>0.497537</text:p>
          </table:table-cell>
          <table:table-cell office:value-type="float" office:value="0.00000959264">
            <text:p>9.59264E-006</text:p>
          </table:table-cell>
          <table:table-cell office:value-type="float" office:value="0.0000115264">
            <text:p>1.15264E-005</text:p>
          </table:table-cell>
          <table:table-cell/>
          <table:table-cell table:formula="of:=AVERAGE([.B12:.B14])" office:value-type="float" office:value="6.054E-018">
            <text:p>6.054E-018</text:p>
          </table:table-cell>
          <table:table-cell table:formula="of:=STDEV([.B12:.B14])" office:value-type="float" office:value="7.55331463663467E-020">
            <text:p>7.55331463663467E-020</text:p>
          </table:table-cell>
          <table:table-cell table:formula="of:=[.H11]/SQRT(3)" office:value-type="float" office:value="4.36090823873497E-020">
            <text:p>4.36090823873497E-020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00059E-018">
            <text:p>6.00059E-018</text:p>
          </table:table-cell>
          <table:table-cell office:value-type="float" office:value="0.497534">
            <text:p>0.497534</text:p>
          </table:table-cell>
          <table:table-cell office:value-type="float" office:value="0.00000959264">
            <text:p>9.59264E-006</text:p>
          </table:table-cell>
          <table:table-cell office:value-type="float" office:value="0.0000115262">
            <text:p>1.15262E-005</text:p>
          </table:table-cell>
          <table:table-cell/>
          <table:table-cell table:formula="of:=AVERAGE([.B13:.B15])" office:value-type="float" office:value="6.103935E-018">
            <text:p>6.103935E-018</text:p>
          </table:table-cell>
          <table:table-cell table:formula="of:=STDEV([.B13:.B15])" office:value-type="float" office:value="4.91439212924636E-021">
            <text:p>4.91439212924636E-021</text:p>
          </table:table-cell>
          <table:table-cell table:formula="of:=[.H12]/SQRT(3)" office:value-type="float" office:value="2.83732561872377E-021">
            <text:p>2.83732561872377E-021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0theta30</text:p>
          </table:table-cell>
          <table:table-cell table:formula="of:=RIGHT([.A13];LEN([.A13])-9)" office:value-type="string" office:string-value="30">
            <text:p>30</text:p>
          </table:table-cell>
          <table:table-cell table:formula="of:=RIGHT([.A13];LEN([.A13])-3)" office:value-type="string" office:string-value="0theta30">
            <text:p>0theta30</text:p>
          </table:table-cell>
          <table:table-cell table:number-columns-repeated="3"/>
          <table:table-cell table:formula="of:=AVERAGE([.B14:.B16])" office:value-type="float" office:value="6.08071E-018">
            <text:p>6.08071E-018</text:p>
          </table:table-cell>
          <table:table-cell table:formula="of:=STDEV([.B14:.B16])" office:value-type="float" office:value="4.03766950108601E-020">
            <text:p>4.03766950108601E-020</text:p>
          </table:table-cell>
          <table:table-cell table:formula="of:=[.H13]/SQRT(3)" office:value-type="float" office:value="2.33114957335075E-020">
            <text:p>2.33114957335075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10741E-018">
            <text:p>6.10741E-018</text:p>
          </table:table-cell>
          <table:table-cell office:value-type="float" office:value="0.497505">
            <text:p>0.497505</text:p>
          </table:table-cell>
          <table:table-cell office:value-type="float" office:value="0.00000959264">
            <text:p>9.59264E-006</text:p>
          </table:table-cell>
          <table:table-cell office:value-type="float" office:value="0.0000115197">
            <text:p>1.15197E-005</text:p>
          </table:table-cell>
          <table:table-cell/>
          <table:table-cell table:formula="of:=AVERAGE([.B15:.B17])" office:value-type="float" office:value="6.06736E-018">
            <text:p>6.06736E-018</text:p>
          </table:table-cell>
          <table:table-cell table:formula="of:=STDEV([.B15:.B17])" office:value-type="float" office:value="4.68104689145498E-020">
            <text:p>4.68104689145498E-020</text:p>
          </table:table-cell>
          <table:table-cell table:formula="of:=[.H14]/SQRT(3)" office:value-type="float" office:value="2.70260368287079E-020">
            <text:p>2.70260368287079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10046E-018">
            <text:p>6.10046E-018</text:p>
          </table:table-cell>
          <table:table-cell office:value-type="float" office:value="0.497501">
            <text:p>0.497501</text:p>
          </table:table-cell>
          <table:table-cell office:value-type="float" office:value="0.00000959264">
            <text:p>9.59264E-006</text:p>
          </table:table-cell>
          <table:table-cell office:value-type="float" office:value="0.0000115219">
            <text:p>1.15219E-005</text:p>
          </table:table-cell>
          <table:table-cell/>
          <table:table-cell table:formula="of:=AVERAGE([.B16:.B18])" office:value-type="float" office:value="6.21559E-018">
            <text:p>6.21559E-018</text:p>
          </table:table-cell>
          <table:table-cell table:formula="of:=STDEV([.B16:.B18])" office:value-type="float" office:value="2.56439345265114E-019">
            <text:p>2.56439345265114E-019</text:p>
          </table:table-cell>
          <table:table-cell table:formula="of:=[.H15]/SQRT(3)" office:value-type="float" office:value="1.48055325019625E-019">
            <text:p>1.48055325019625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03426E-018">
            <text:p>6.03426E-018</text:p>
          </table:table-cell>
          <table:table-cell office:value-type="float" office:value="0.497526">
            <text:p>0.497526</text:p>
          </table:table-cell>
          <table:table-cell office:value-type="float" office:value="0.00000959264">
            <text:p>9.59264E-006</text:p>
          </table:table-cell>
          <table:table-cell office:value-type="float" office:value="0.0000115209">
            <text:p>1.15209E-005</text:p>
          </table:table-cell>
          <table:table-cell/>
          <table:table-cell table:formula="of:=AVERAGE([.B17:.B19])" office:value-type="float" office:value="6.41144E-018">
            <text:p>6.41144E-018</text:p>
          </table:table-cell>
          <table:table-cell table:formula="of:=STDEV([.B17:.B19])" office:value-type="float" office:value="2.05343809256574E-020">
            <text:p>2.05343809256574E-020</text:p>
          </table:table-cell>
          <table:table-cell table:formula="of:=[.H16]/SQRT(3)" office:value-type="float" office:value="1.18555303550706E-020">
            <text:p>1.18555303550706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0theta60</text:p>
          </table:table-cell>
          <table:table-cell table:formula="of:=RIGHT([.A17];LEN([.A17])-9)" office:value-type="string" office:string-value="60">
            <text:p>60</text:p>
          </table:table-cell>
          <table:table-cell table:formula="of:=RIGHT([.A17];LEN([.A17])-3)" office:value-type="string" office:string-value="0theta60">
            <text:p>0theta60</text:p>
          </table:table-cell>
          <table:table-cell table:number-columns-repeated="3"/>
          <table:table-cell table:formula="of:=AVERAGE([.B18:.B20])" office:value-type="float" office:value="6.40353333333333E-018">
            <text:p>6.40353333333333E-018</text:p>
          </table:table-cell>
          <table:table-cell table:formula="of:=STDEV([.B18:.B20])" office:value-type="float" office:value="1.99593720676111E-020">
            <text:p>1.99593720676111E-020</text:p>
          </table:table-cell>
          <table:table-cell table:formula="of:=[.H17]/SQRT(3)" office:value-type="float" office:value="1.15235488360912E-020">
            <text:p>1.15235488360912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39692E-018">
            <text:p>6.39692E-018</text:p>
          </table:table-cell>
          <table:table-cell office:value-type="float" office:value="0.497501">
            <text:p>0.497501</text:p>
          </table:table-cell>
          <table:table-cell office:value-type="float" office:value="0.00000959264">
            <text:p>9.59264E-006</text:p>
          </table:table-cell>
          <table:table-cell office:value-type="float" office:value="0.0000115215">
            <text:p>1.15215E-005</text:p>
          </table:table-cell>
          <table:table-cell/>
          <table:table-cell table:formula="of:=AVERAGE([.B19:.B21])" office:value-type="float" office:value="6.40684E-018">
            <text:p>6.40684E-018</text:p>
          </table:table-cell>
          <table:table-cell table:formula="of:=STDEV([.B19:.B21])" office:value-type="float" office:value="2.70397633125736E-020">
            <text:p>2.70397633125736E-020</text:p>
          </table:table-cell>
          <table:table-cell table:formula="of:=[.H18]/SQRT(3)" office:value-type="float" office:value="1.56114146273381E-020">
            <text:p>1.56114146273381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42596E-018">
            <text:p>6.42596E-018</text:p>
          </table:table-cell>
          <table:table-cell office:value-type="float" office:value="0.497521">
            <text:p>0.497521</text:p>
          </table:table-cell>
          <table:table-cell office:value-type="float" office:value="0.00000959264">
            <text:p>9.59264E-006</text:p>
          </table:table-cell>
          <table:table-cell office:value-type="float" office:value="0.0000115207">
            <text:p>1.15207E-005</text:p>
          </table:table-cell>
          <table:table-cell/>
          <table:table-cell table:formula="of:=AVERAGE([.B20:.B22])" office:value-type="float" office:value="8.56066E-018">
            <text:p>8.56066E-018</text:p>
          </table:table-cell>
          <table:table-cell table:formula="of:=STDEV([.B20:.B22])" office:value-type="float" office:value="3.07300121822299E-018">
            <text:p>3.07300121822299E-018</text:p>
          </table:table-cell>
          <table:table-cell table:formula="of:=[.H19]/SQRT(3)" office:value-type="float" office:value="1.77419808056109E-018">
            <text:p>1.77419808056109E-018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38772E-018">
            <text:p>6.38772E-018</text:p>
          </table:table-cell>
          <table:table-cell office:value-type="float" office:value="0.497547">
            <text:p>0.497547</text:p>
          </table:table-cell>
          <table:table-cell office:value-type="float" office:value="0.00000959264">
            <text:p>9.59264E-006</text:p>
          </table:table-cell>
          <table:table-cell office:value-type="float" office:value="0.0000115217">
            <text:p>1.15217E-005</text:p>
          </table:table-cell>
          <table:table-cell/>
          <table:table-cell table:formula="of:=AVERAGE([.B21:.B23])" office:value-type="float" office:value="1.16209E-017">
            <text:p>1.16209E-017</text:p>
          </table:table-cell>
          <table:table-cell table:formula="of:=STDEV([.B21:.B23])" office:value-type="float" office:value="1.25483169389365E-018">
            <text:p>1.25483169389365E-018</text:p>
          </table:table-cell>
          <table:table-cell table:formula="of:=[.H20]/SQRT(3)" office:value-type="float" office:value="7.24477416257171E-019">
            <text:p>7.24477416257171E-019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0theta90</text:p>
          </table:table-cell>
          <table:table-cell table:formula="of:=RIGHT([.A21];LEN([.A21])-9)" office:value-type="string" office:string-value="90">
            <text:p>90</text:p>
          </table:table-cell>
          <table:table-cell table:formula="of:=RIGHT([.A21];LEN([.A21])-3)" office:value-type="string" office:string-value="0theta90">
            <text:p>0theta90</text:p>
          </table:table-cell>
          <table:table-cell table:number-columns-repeated="3"/>
          <table:table-cell table:formula="of:=AVERAGE([.B22:.B24])" office:value-type="float" office:value="1.13121333333333E-017">
            <text:p>1.13121333333333E-017</text:p>
          </table:table-cell>
          <table:table-cell table:formula="of:=STDEV([.B22:.B24])" office:value-type="float" office:value="1.0360076511944E-018">
            <text:p>1.0360076511944E-018</text:p>
          </table:table-cell>
          <table:table-cell table:formula="of:=[.H21]/SQRT(3)" office:value-type="float" office:value="5.98139296299598E-019">
            <text:p>5.98139296299598E-019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07336E-017">
            <text:p>1.07336E-017</text:p>
          </table:table-cell>
          <table:table-cell office:value-type="float" office:value="0.497502">
            <text:p>0.497502</text:p>
          </table:table-cell>
          <table:table-cell office:value-type="float" office:value="0.00000959264">
            <text:p>9.59264E-006</text:p>
          </table:table-cell>
          <table:table-cell office:value-type="float" office:value="0.0000114939">
            <text:p>1.14939E-005</text:p>
          </table:table-cell>
          <table:table-cell/>
          <table:table-cell table:formula="of:=AVERAGE([.B23:.B25])" office:value-type="float" office:value="1.16014E-017">
            <text:p>1.16014E-017</text:p>
          </table:table-cell>
          <table:table-cell table:formula="of:=STDEV([.B23:.B25])" office:value-type="float" office:value="1.28240885835992E-018">
            <text:p>1.28240885835992E-018</text:p>
          </table:table-cell>
          <table:table-cell table:formula="of:=[.H22]/SQRT(3)" office:value-type="float" office:value="7.40399099585262E-019">
            <text:p>7.40399099585262E-019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25082E-017">
            <text:p>1.25082E-017</text:p>
          </table:table-cell>
          <table:table-cell office:value-type="float" office:value="0.497527">
            <text:p>0.497527</text:p>
          </table:table-cell>
          <table:table-cell office:value-type="float" office:value="0.00000959264">
            <text:p>9.59264E-006</text:p>
          </table:table-cell>
          <table:table-cell office:value-type="float" office:value="0.0000114952">
            <text:p>1.14952E-005</text:p>
          </table:table-cell>
          <table:table-cell/>
          <table:table-cell table:formula="of:=AVERAGE([.B24:.B26])" office:value-type="float" office:value="6.97227E-018">
            <text:p>6.97227E-018</text:p>
          </table:table-cell>
          <table:table-cell table:formula="of:=STDEV([.B24:.B26])" office:value-type="float" office:value="5.26416956962824E-018">
            <text:p>5.26416956962824E-018</text:p>
          </table:table-cell>
          <table:table-cell table:formula="of:=[.H23]/SQRT(3)" office:value-type="float" office:value="3.0392697180847E-018">
            <text:p>3.0392697180847E-018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06946E-017">
            <text:p>1.06946E-017</text:p>
          </table:table-cell>
          <table:table-cell office:value-type="float" office:value="0.497497">
            <text:p>0.497497</text:p>
          </table:table-cell>
          <table:table-cell office:value-type="float" office:value="0.00000959264">
            <text:p>9.59264E-006</text:p>
          </table:table-cell>
          <table:table-cell office:value-type="float" office:value="0.0000114936">
            <text:p>1.14936E-005</text:p>
          </table:table-cell>
          <table:table-cell/>
          <table:table-cell table:formula="of:=AVERAGE([.B25:.B27])" office:value-type="float" office:value="3.218555E-018">
            <text:p>3.218555E-018</text:p>
          </table:table-cell>
          <table:table-cell table:formula="of:=STDEV([.B25:.B27])" office:value-type="float" office:value="4.43850926550797E-020">
            <text:p>4.43850926550797E-020</text:p>
          </table:table-cell>
          <table:table-cell table:formula="of:=[.H24]/SQRT(3)" office:value-type="float" office:value="2.56257451924168E-020">
            <text:p>2.56257451924168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1theta0</text:p>
          </table:table-cell>
          <table:table-cell table:formula="of:=RIGHT([.A25];LEN([.A25])-9)" office:value-type="string" office:string-value="0">
            <text:p>0</text:p>
          </table:table-cell>
          <table:table-cell table:formula="of:=RIGHT([.A25];LEN([.A25])-3)" office:value-type="string" office:string-value="1theta0">
            <text:p>1theta0</text:p>
          </table:table-cell>
          <table:table-cell table:number-columns-repeated="3"/>
          <table:table-cell table:formula="of:=AVERAGE([.B26:.B28])" office:value-type="float" office:value="3.20392333333333E-018">
            <text:p>3.20392333333333E-018</text:p>
          </table:table-cell>
          <table:table-cell table:formula="of:=STDEV([.B26:.B28])" office:value-type="float" office:value="4.03394996663735E-020">
            <text:p>4.03394996663735E-020</text:p>
          </table:table-cell>
          <table:table-cell table:formula="of:=[.H25]/SQRT(3)" office:value-type="float" office:value="2.32900209913556E-020">
            <text:p>2.32900209913556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3.24994E-018">
            <text:p>3.24994E-018</text:p>
          </table:table-cell>
          <table:table-cell office:value-type="float" office:value="0.497544">
            <text:p>0.497544</text:p>
          </table:table-cell>
          <table:table-cell office:value-type="float" office:value="0.00000959264">
            <text:p>9.59264E-006</text:p>
          </table:table-cell>
          <table:table-cell office:value-type="float" office:value="0.0000120305">
            <text:p>1.20305E-005</text:p>
          </table:table-cell>
          <table:table-cell/>
          <table:table-cell table:formula="of:=AVERAGE([.B27:.B29])" office:value-type="float" office:value="3.180915E-018">
            <text:p>3.180915E-018</text:p>
          </table:table-cell>
          <table:table-cell table:formula="of:=STDEV([.B27:.B29])" office:value-type="float" office:value="8.84590583264389E-021">
            <text:p>8.84590583264389E-021</text:p>
          </table:table-cell>
          <table:table-cell table:formula="of:=[.H26]/SQRT(3)" office:value-type="float" office:value="5.10718611370303E-021">
            <text:p>5.10718611370303E-021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3.18717E-018">
            <text:p>3.18717E-018</text:p>
          </table:table-cell>
          <table:table-cell office:value-type="float" office:value="0.49755">
            <text:p>0.49755</text:p>
          </table:table-cell>
          <table:table-cell office:value-type="float" office:value="0.00000959264">
            <text:p>9.59264E-006</text:p>
          </table:table-cell>
          <table:table-cell office:value-type="float" office:value="0.000012032">
            <text:p>0.000012032</text:p>
          </table:table-cell>
          <table:table-cell/>
          <table:table-cell table:formula="of:=AVERAGE([.B28:.B30])" office:value-type="float" office:value="2.794455E-018">
            <text:p>2.794455E-018</text:p>
          </table:table-cell>
          <table:table-cell table:formula="of:=STDEV([.B28:.B30])" office:value-type="float" office:value="5.37691067482063E-019">
            <text:p>5.37691067482063E-019</text:p>
          </table:table-cell>
          <table:table-cell table:formula="of:=[.H27]/SQRT(3)" office:value-type="float" office:value="3.10436082551626E-019">
            <text:p>3.10436082551626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3.17466E-018">
            <text:p>3.17466E-018</text:p>
          </table:table-cell>
          <table:table-cell office:value-type="float" office:value="0.497536">
            <text:p>0.497536</text:p>
          </table:table-cell>
          <table:table-cell office:value-type="float" office:value="0.00000959264">
            <text:p>9.59264E-006</text:p>
          </table:table-cell>
          <table:table-cell office:value-type="float" office:value="0.0000120326">
            <text:p>1.20326E-005</text:p>
          </table:table-cell>
          <table:table-cell/>
          <table:table-cell table:formula="of:=AVERAGE([.B29:.B31])" office:value-type="float" office:value="2.413325E-018">
            <text:p>2.413325E-018</text:p>
          </table:table-cell>
          <table:table-cell table:formula="of:=STDEV([.B29:.B31])" office:value-type="float" office:value="1.30814754519519E-021">
            <text:p>1.30814754519519E-021</text:p>
          </table:table-cell>
          <table:table-cell table:formula="of:=[.H28]/SQRT(3)" office:value-type="float" office:value="7.55259337358191E-022">
            <text:p>7.55259337358191E-022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1theta120</text:p>
          </table:table-cell>
          <table:table-cell table:formula="of:=RIGHT([.A29];LEN([.A29])-9)" office:value-type="string" office:string-value="120">
            <text:p>120</text:p>
          </table:table-cell>
          <table:table-cell table:formula="of:=RIGHT([.A29];LEN([.A29])-3)" office:value-type="string" office:string-value="1theta120">
            <text:p>1theta120</text:p>
          </table:table-cell>
          <table:table-cell table:number-columns-repeated="3"/>
          <table:table-cell table:formula="of:=AVERAGE([.B30:.B32])" office:value-type="float" office:value="2.41930666666667E-018">
            <text:p>2.41930666666667E-018</text:p>
          </table:table-cell>
          <table:table-cell table:formula="of:=STDEV([.B30:.B32])" office:value-type="float" office:value="1.04017610688449E-020">
            <text:p>1.04017610688449E-020</text:p>
          </table:table-cell>
          <table:table-cell table:formula="of:=[.H29]/SQRT(3)" office:value-type="float" office:value="6.00545955314376E-021">
            <text:p>6.00545955314376E-021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1425E-018">
            <text:p>2.41425E-018</text:p>
          </table:table-cell>
          <table:table-cell office:value-type="float" office:value="0.497528">
            <text:p>0.497528</text:p>
          </table:table-cell>
          <table:table-cell office:value-type="float" office:value="0.00000959264">
            <text:p>9.59264E-006</text:p>
          </table:table-cell>
          <table:table-cell office:value-type="float" office:value="0.0000120441">
            <text:p>1.20441E-005</text:p>
          </table:table-cell>
          <table:table-cell/>
          <table:table-cell table:formula="of:=AVERAGE([.B31:.B33])" office:value-type="float" office:value="2.421835E-018">
            <text:p>2.421835E-018</text:p>
          </table:table-cell>
          <table:table-cell table:formula="of:=STDEV([.B31:.B33])" office:value-type="float" office:value="1.33431049609904E-020">
            <text:p>1.33431049609904E-020</text:p>
          </table:table-cell>
          <table:table-cell table:formula="of:=[.H30]/SQRT(3)" office:value-type="float" office:value="7.70364524105324E-021">
            <text:p>7.70364524105324E-021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124E-018">
            <text:p>2.4124E-018</text:p>
          </table:table-cell>
          <table:table-cell office:value-type="float" office:value="0.49751">
            <text:p>0.49751</text:p>
          </table:table-cell>
          <table:table-cell office:value-type="float" office:value="0.00000959264">
            <text:p>9.59264E-006</text:p>
          </table:table-cell>
          <table:table-cell office:value-type="float" office:value="0.0000120439">
            <text:p>1.20439E-005</text:p>
          </table:table-cell>
          <table:table-cell/>
          <table:table-cell table:formula="of:=AVERAGE([.B32:.B34])" office:value-type="float" office:value="2.41718E-018">
            <text:p>2.41718E-018</text:p>
          </table:table-cell>
          <table:table-cell table:formula="of:=STDEV([.B32:.B34])" office:value-type="float" office:value="1.9926269093837E-020">
            <text:p>1.9926269093837E-020</text:p>
          </table:table-cell>
          <table:table-cell table:formula="of:=[.H31]/SQRT(3)" office:value-type="float" office:value="1.15044368252717E-020">
            <text:p>1.15044368252717E-020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3127E-018">
            <text:p>2.43127E-018</text:p>
          </table:table-cell>
          <table:table-cell office:value-type="float" office:value="0.49753">
            <text:p>0.49753</text:p>
          </table:table-cell>
          <table:table-cell office:value-type="float" office:value="0.00000959264">
            <text:p>9.59264E-006</text:p>
          </table:table-cell>
          <table:table-cell office:value-type="float" office:value="0.0000120437">
            <text:p>1.20437E-005</text:p>
          </table:table-cell>
          <table:table-cell/>
          <table:table-cell table:formula="of:=AVERAGE([.B33:.B35])" office:value-type="float" office:value="2.417375E-018">
            <text:p>2.417375E-018</text:p>
          </table:table-cell>
          <table:table-cell table:formula="of:=STDEV([.B33:.B35])" office:value-type="float" office:value="2.02020407384997E-020">
            <text:p>2.02020407384997E-020</text:p>
          </table:table-cell>
          <table:table-cell table:formula="of:=[.H32]/SQRT(3)" office:value-type="float" office:value="1.16636536585526E-020">
            <text:p>1.16636536585526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1theta150</text:p>
          </table:table-cell>
          <table:table-cell table:formula="of:=RIGHT([.A33];LEN([.A33])-9)" office:value-type="string" office:string-value="150">
            <text:p>150</text:p>
          </table:table-cell>
          <table:table-cell table:formula="of:=RIGHT([.A33];LEN([.A33])-3)" office:value-type="string" office:string-value="1theta150">
            <text:p>1theta150</text:p>
          </table:table-cell>
          <table:table-cell table:number-columns-repeated="3"/>
          <table:table-cell table:formula="of:=AVERAGE([.B34:.B36])" office:value-type="float" office:value="2.41302666666667E-018">
            <text:p>2.41302666666667E-018</text:p>
          </table:table-cell>
          <table:table-cell table:formula="of:=STDEV([.B34:.B36])" office:value-type="float" office:value="1.61488461920143E-020">
            <text:p>1.61488461920143E-020</text:p>
          </table:table-cell>
          <table:table-cell table:formula="of:=[.H33]/SQRT(3)" office:value-type="float" office:value="9.32354069606133E-021">
            <text:p>9.32354069606133E-021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0309E-018">
            <text:p>2.40309E-018</text:p>
          </table:table-cell>
          <table:table-cell office:value-type="float" office:value="0.497526">
            <text:p>0.497526</text:p>
          </table:table-cell>
          <table:table-cell office:value-type="float" office:value="0.00000959264">
            <text:p>9.59264E-006</text:p>
          </table:table-cell>
          <table:table-cell office:value-type="float" office:value="0.0000120437">
            <text:p>1.20437E-005</text:p>
          </table:table-cell>
          <table:table-cell/>
          <table:table-cell table:formula="of:=AVERAGE([.B35:.B37])" office:value-type="float" office:value="2.417995E-018">
            <text:p>2.417995E-018</text:p>
          </table:table-cell>
          <table:table-cell table:formula="of:=STDEV([.B35:.B37])" office:value-type="float" office:value="1.93252283298285E-020">
            <text:p>1.93252283298285E-020</text:p>
          </table:table-cell>
          <table:table-cell table:formula="of:=[.H34]/SQRT(3)" office:value-type="float" office:value="1.11574257783775E-020">
            <text:p>1.11574257783775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3166E-018">
            <text:p>2.43166E-018</text:p>
          </table:table-cell>
          <table:table-cell office:value-type="float" office:value="0.497515">
            <text:p>0.497515</text:p>
          </table:table-cell>
          <table:table-cell office:value-type="float" office:value="0.00000959264">
            <text:p>9.59264E-006</text:p>
          </table:table-cell>
          <table:table-cell office:value-type="float" office:value="0.0000120439">
            <text:p>1.20439E-005</text:p>
          </table:table-cell>
          <table:table-cell/>
          <table:table-cell table:formula="of:=AVERAGE([.B36:.B38])" office:value-type="float" office:value="2.411015E-018">
            <text:p>2.411015E-018</text:p>
          </table:table-cell>
          <table:table-cell table:formula="of:=STDEV([.B36:.B38])" office:value-type="float" office:value="9.45401766446433E-021">
            <text:p>9.45401766446433E-021</text:p>
          </table:table-cell>
          <table:table-cell table:formula="of:=[.H35]/SQRT(3)" office:value-type="float" office:value="5.45827964350196E-021">
            <text:p>5.45827964350196E-021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0433E-018">
            <text:p>2.40433E-018</text:p>
          </table:table-cell>
          <table:table-cell office:value-type="float" office:value="0.497507">
            <text:p>0.497507</text:p>
          </table:table-cell>
          <table:table-cell office:value-type="float" office:value="0.00000959264">
            <text:p>9.59264E-006</text:p>
          </table:table-cell>
          <table:table-cell office:value-type="float" office:value="0.0000120442">
            <text:p>1.20442E-005</text:p>
          </table:table-cell>
          <table:table-cell/>
          <table:table-cell table:formula="of:=AVERAGE([.B37:.B39])" office:value-type="float" office:value="2.410735E-018">
            <text:p>2.410735E-018</text:p>
          </table:table-cell>
          <table:table-cell table:formula="of:=STDEV([.B37:.B39])" office:value-type="float" office:value="9.84999746192859E-021">
            <text:p>9.84999746192859E-021</text:p>
          </table:table-cell>
          <table:table-cell table:formula="of:=[.H36]/SQRT(3)" office:value-type="float" office:value="5.6868986861616E-021">
            <text:p>5.6868986861616E-021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1theta30</text:p>
          </table:table-cell>
          <table:table-cell table:formula="of:=RIGHT([.A37];LEN([.A37])-9)" office:value-type="string" office:string-value="30">
            <text:p>30</text:p>
          </table:table-cell>
          <table:table-cell table:formula="of:=RIGHT([.A37];LEN([.A37])-3)" office:value-type="string" office:string-value="1theta30">
            <text:p>1theta30</text:p>
          </table:table-cell>
          <table:table-cell table:number-columns-repeated="3"/>
          <table:table-cell table:formula="of:=AVERAGE([.B38:.B40])" office:value-type="float" office:value="2.41106666666667E-018">
            <text:p>2.41106666666667E-018</text:p>
          </table:table-cell>
          <table:table-cell table:formula="of:=STDEV([.B38:.B40])" office:value-type="float" office:value="6.98865032272563E-021">
            <text:p>6.98865032272563E-021</text:p>
          </table:table-cell>
          <table:table-cell table:formula="of:=[.H37]/SQRT(3)" office:value-type="float" office:value="4.03489914509781E-021">
            <text:p>4.03489914509781E-021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177E-018">
            <text:p>2.4177E-018</text:p>
          </table:table-cell>
          <table:table-cell office:value-type="float" office:value="0.497521">
            <text:p>0.497521</text:p>
          </table:table-cell>
          <table:table-cell office:value-type="float" office:value="0.00000959264">
            <text:p>9.59264E-006</text:p>
          </table:table-cell>
          <table:table-cell office:value-type="float" office:value="0.0000120418">
            <text:p>1.20418E-005</text:p>
          </table:table-cell>
          <table:table-cell table:number-columns-repeated="2"/>
          <table:table-cell table:formula="of:=STDEV([.B39:.B41])" office:value-type="float" office:value="5.62856997824475E-021">
            <text:p>5.62856997824475E-021</text:p>
          </table:table-cell>
          <table:table-cell table:formula="of:=[.H38]/SQRT(3)" office:value-type="float" office:value="3.24965639209225E-021">
            <text:p>3.24965639209225E-021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0377E-018">
            <text:p>2.40377E-018</text:p>
          </table:table-cell>
          <table:table-cell office:value-type="float" office:value="0.497549">
            <text:p>0.497549</text:p>
          </table:table-cell>
          <table:table-cell office:value-type="float" office:value="0.00000959264">
            <text:p>9.59264E-006</text:p>
          </table:table-cell>
          <table:table-cell office:value-type="float" office:value="0.000012043">
            <text:p>0.000012043</text:p>
          </table:table-cell>
          <table:table-cell table:number-columns-repeated="2"/>
          <table:table-cell table:formula="of:=STDEV([.B40:.B42])" office:value-type="float" office:value="6.60720576340712E-020">
            <text:p>6.60720576340712E-020</text:p>
          </table:table-cell>
          <table:table-cell table:formula="of:=[.H39]/SQRT(3)" office:value-type="float" office:value="3.81467202609435E-020">
            <text:p>3.81467202609435E-020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1173E-018">
            <text:p>2.41173E-018</text:p>
          </table:table-cell>
          <table:table-cell office:value-type="float" office:value="0.497484">
            <text:p>0.497484</text:p>
          </table:table-cell>
          <table:table-cell office:value-type="float" office:value="0.00000959264">
            <text:p>9.59264E-006</text:p>
          </table:table-cell>
          <table:table-cell office:value-type="float" office:value="0.0000120419">
            <text:p>1.20419E-005</text:p>
          </table:table-cell>
          <table:table-cell table:number-columns-repeated="2"/>
          <table:table-cell table:formula="of:=STDEV([.B41:.B43])" office:value-type="float" office:value="4.22637723115199E-020">
            <text:p>4.22637723115199E-020</text:p>
          </table:table-cell>
          <table:table-cell table:formula="of:=[.H40]/SQRT(3)" office:value-type="float" office:value="2.4401000321025E-020">
            <text:p>2.4401000321025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1theta60</text:p>
          </table:table-cell>
          <table:table-cell table:formula="of:=RIGHT([.A41];LEN([.A41])-9)" office:value-type="string" office:string-value="60">
            <text:p>60</text:p>
          </table:table-cell>
          <table:table-cell table:formula="of:=RIGHT([.A41];LEN([.A41])-3)" office:value-type="string" office:string-value="1theta60">
            <text:p>1theta60</text:p>
          </table:table-cell>
          <table:table-cell table:number-columns-repeated="3"/>
          <table:table-cell table:formula="of:=AVERAGE([.B42:.B44])" office:value-type="float" office:value="2.45245666666667E-018">
            <text:p>2.45245666666667E-018</text:p>
          </table:table-cell>
          <table:table-cell table:formula="of:=STDEV([.B42:.B44])" office:value-type="float" office:value="4.95632084648819E-020">
            <text:p>4.95632084648819E-020</text:p>
          </table:table-cell>
          <table:table-cell table:formula="of:=[.H41]/SQRT(3)" office:value-type="float" office:value="2.86153317491011E-020">
            <text:p>2.86153317491011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50517E-018">
            <text:p>2.50517E-018</text:p>
          </table:table-cell>
          <table:table-cell office:value-type="float" office:value="0.497513">
            <text:p>0.497513</text:p>
          </table:table-cell>
          <table:table-cell office:value-type="float" office:value="0.00000959264">
            <text:p>9.59264E-006</text:p>
          </table:table-cell>
          <table:table-cell office:value-type="float" office:value="0.0000120424">
            <text:p>1.20424E-005</text:p>
          </table:table-cell>
          <table:table-cell table:number-columns-repeated="2"/>
          <table:table-cell table:formula="of:=STDEV([.B43:.B45])" office:value-type="float" office:value="2.7294321753801E-020">
            <text:p>2.7294321753801E-020</text:p>
          </table:table-cell>
          <table:table-cell table:formula="of:=[.H42]/SQRT(3)" office:value-type="float" office:value="1.57583840119052E-020">
            <text:p>1.57583840119052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454E-018">
            <text:p>2.4454E-018</text:p>
          </table:table-cell>
          <table:table-cell office:value-type="float" office:value="0.497496">
            <text:p>0.497496</text:p>
          </table:table-cell>
          <table:table-cell office:value-type="float" office:value="0.00000959264">
            <text:p>9.59264E-006</text:p>
          </table:table-cell>
          <table:table-cell office:value-type="float" office:value="0.0000120429">
            <text:p>1.20429E-005</text:p>
          </table:table-cell>
          <table:table-cell table:number-columns-repeated="2"/>
          <table:table-cell table:formula="of:=STDEV([.B44:.B46])" office:value-type="float" office:value="3.89241069839759E-019">
            <text:p>3.89241069839759E-019</text:p>
          </table:table-cell>
          <table:table-cell table:formula="of:=[.H43]/SQRT(3)" office:value-type="float" office:value="2.24728436451643E-019">
            <text:p>2.24728436451643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068E-018">
            <text:p>2.4068E-018</text:p>
          </table:table-cell>
          <table:table-cell office:value-type="float" office:value="0.497508">
            <text:p>0.497508</text:p>
          </table:table-cell>
          <table:table-cell office:value-type="float" office:value="0.00000959264">
            <text:p>9.59264E-006</text:p>
          </table:table-cell>
          <table:table-cell office:value-type="float" office:value="0.0000120421">
            <text:p>1.20421E-005</text:p>
          </table:table-cell>
          <table:table-cell table:number-columns-repeated="2"/>
          <table:table-cell table:formula="of:=STDEV([.B45:.B47])" office:value-type="float" office:value="4.72418040510733E-020">
            <text:p>4.72418040510733E-020</text:p>
          </table:table-cell>
          <table:table-cell table:formula="of:=[.H44]/SQRT(3)" office:value-type="float" office:value="2.72750682858907E-020">
            <text:p>2.72750682858907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1theta90</text:p>
          </table:table-cell>
          <table:table-cell table:formula="of:=RIGHT([.A45];LEN([.A45])-9)" office:value-type="string" office:string-value="90">
            <text:p>90</text:p>
          </table:table-cell>
          <table:table-cell table:formula="of:=RIGHT([.A45];LEN([.A45])-3)" office:value-type="string" office:string-value="1theta90">
            <text:p>1theta90</text:p>
          </table:table-cell>
          <table:table-cell table:number-columns-repeated="3"/>
          <table:table-cell table:formula="of:=AVERAGE([.B46:.B48])" office:value-type="float" office:value="3.12523E-018">
            <text:p>3.12523E-018</text:p>
          </table:table-cell>
          <table:table-cell table:formula="of:=STDEV([.B46:.B48])" office:value-type="float" office:value="3.50370494905036E-019">
            <text:p>3.50370494905036E-019</text:p>
          </table:table-cell>
          <table:table-cell table:formula="of:=[.H45]/SQRT(3)" office:value-type="float" office:value="2.02286499549525E-019">
            <text:p>2.02286499549525E-019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95727E-018">
            <text:p>2.95727E-018</text:p>
          </table:table-cell>
          <table:table-cell office:value-type="float" office:value="0.497476">
            <text:p>0.497476</text:p>
          </table:table-cell>
          <table:table-cell office:value-type="float" office:value="0.00000959264">
            <text:p>9.59264E-006</text:p>
          </table:table-cell>
          <table:table-cell office:value-type="float" office:value="0.0000120348">
            <text:p>1.20348E-005</text:p>
          </table:table-cell>
          <table:table-cell table:number-columns-repeated="2"/>
          <table:table-cell table:formula="of:=STDEV([.B47:.B49])" office:value-type="float" office:value="4.50780573006424E-019">
            <text:p>4.50780573006424E-019</text:p>
          </table:table-cell>
          <table:table-cell table:formula="of:=[.H46]/SQRT(3)" office:value-type="float" office:value="2.60258285170713E-019">
            <text:p>2.60258285170713E-019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89046E-018">
            <text:p>2.89046E-018</text:p>
          </table:table-cell>
          <table:table-cell office:value-type="float" office:value="0.497459">
            <text:p>0.497459</text:p>
          </table:table-cell>
          <table:table-cell office:value-type="float" office:value="0.00000959264">
            <text:p>9.59264E-006</text:p>
          </table:table-cell>
          <table:table-cell office:value-type="float" office:value="0.0000120345">
            <text:p>1.20345E-005</text:p>
          </table:table-cell>
          <table:table-cell table:number-columns-repeated="2"/>
          <table:table-cell table:formula="of:=STDEV([.B48:.B50])" office:value-type="float" office:value="6.05325831102556E-019">
            <text:p>6.05325831102556E-019</text:p>
          </table:table-cell>
          <table:table-cell table:formula="of:=[.H47]/SQRT(3)" office:value-type="float" office:value="3.49485031534495E-019">
            <text:p>3.49485031534495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3.52796E-018">
            <text:p>3.52796E-018</text:p>
          </table:table-cell>
          <table:table-cell office:value-type="float" office:value="0.497538">
            <text:p>0.497538</text:p>
          </table:table-cell>
          <table:table-cell office:value-type="float" office:value="0.00000959264">
            <text:p>9.59264E-006</text:p>
          </table:table-cell>
          <table:table-cell office:value-type="float" office:value="0.0000120352">
            <text:p>1.20352E-005</text:p>
          </table:table-cell>
          <table:table-cell table:number-columns-repeated="2"/>
          <table:table-cell table:formula="of:=STDEV([.B49:.B51])" office:value-type="float" office:value="1.69564206128535E-020">
            <text:p>1.69564206128535E-020</text:p>
          </table:table-cell>
          <table:table-cell table:formula="of:=[.H48]/SQRT(3)" office:value-type="float" office:value="9.7897940053235E-021">
            <text:p>9.7897940053235E-021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2theta0</text:p>
          </table:table-cell>
          <table:table-cell table:formula="of:=RIGHT([.A49];LEN([.A49])-9)" office:value-type="string" office:string-value="0">
            <text:p>0</text:p>
          </table:table-cell>
          <table:table-cell table:formula="of:=RIGHT([.A49];LEN([.A49])-3)" office:value-type="string" office:string-value="2theta0">
            <text:p>2theta0</text:p>
          </table:table-cell>
          <table:table-cell table:number-columns-repeated="3"/>
          <table:table-cell table:formula="of:=AVERAGE([.B50:.B52])" office:value-type="float" office:value="2.68787333333333E-018">
            <text:p>2.68787333333333E-018</text:p>
          </table:table-cell>
          <table:table-cell table:formula="of:=STDEV([.B50:.B52])" office:value-type="float" office:value="1.38333269076291E-020">
            <text:p>1.38333269076291E-020</text:p>
          </table:table-cell>
          <table:table-cell table:formula="of:=[.H49]/SQRT(3)" office:value-type="float" office:value="7.98667501390775E-021">
            <text:p>7.98667501390775E-021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6719E-018">
            <text:p>2.6719E-018</text:p>
          </table:table-cell>
          <table:table-cell office:value-type="float" office:value="0.497528">
            <text:p>0.497528</text:p>
          </table:table-cell>
          <table:table-cell office:value-type="float" office:value="0.00000959264">
            <text:p>9.59264E-006</text:p>
          </table:table-cell>
          <table:table-cell office:value-type="float" office:value="0.0000120904">
            <text:p>1.20904E-005</text:p>
          </table:table-cell>
          <table:table-cell table:number-columns-repeated="2"/>
          <table:table-cell table:formula="of:=STDEV([.B51:.B53])" office:value-type="float" office:value="2.82842712475445E-023">
            <text:p>2.82842712475445E-023</text:p>
          </table:table-cell>
          <table:table-cell table:formula="of:=[.H50]/SQRT(3)" office:value-type="float" office:value="1.63299316186022E-023">
            <text:p>1.63299316186022E-023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69588E-018">
            <text:p>2.69588E-018</text:p>
          </table:table-cell>
          <table:table-cell office:value-type="float" office:value="0.497474">
            <text:p>0.497474</text:p>
          </table:table-cell>
          <table:table-cell office:value-type="float" office:value="0.00000959264">
            <text:p>9.59264E-006</text:p>
          </table:table-cell>
          <table:table-cell office:value-type="float" office:value="0.0000120893">
            <text:p>1.20893E-005</text:p>
          </table:table-cell>
          <table:table-cell table:number-columns-repeated="2"/>
          <table:table-cell table:formula="of:=STDEV([.B52:.B54])" office:value-type="float" office:value="5.81559972186876E-019">
            <text:p>5.81559972186876E-019</text:p>
          </table:table-cell>
          <table:table-cell table:formula="of:=[.H51]/SQRT(3)" office:value-type="float" office:value="3.35763806492004E-019">
            <text:p>3.35763806492004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69584E-018">
            <text:p>2.69584E-018</text:p>
          </table:table-cell>
          <table:table-cell office:value-type="float" office:value="0.497527">
            <text:p>0.497527</text:p>
          </table:table-cell>
          <table:table-cell office:value-type="float" office:value="0.00000959264">
            <text:p>9.59264E-006</text:p>
          </table:table-cell>
          <table:table-cell office:value-type="float" office:value="0.0000120904">
            <text:p>1.20904E-005</text:p>
          </table:table-cell>
          <table:table-cell table:number-columns-repeated="2"/>
          <table:table-cell table:formula="of:=STDEV([.B53:.B55])" office:value-type="float" office:value="3.76675782338074E-020">
            <text:p>3.76675782338074E-020</text:p>
          </table:table-cell>
          <table:table-cell table:formula="of:=[.H52]/SQRT(3)" office:value-type="float" office:value="2.174738643301E-020">
            <text:p>2.174738643301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2theta120</text:p>
          </table:table-cell>
          <table:table-cell table:formula="of:=RIGHT([.A53];LEN([.A53])-9)" office:value-type="string" office:string-value="120">
            <text:p>120</text:p>
          </table:table-cell>
          <table:table-cell table:formula="of:=RIGHT([.A53];LEN([.A53])-3)" office:value-type="string" office:string-value="2theta120">
            <text:p>2theta120</text:p>
          </table:table-cell>
          <table:table-cell table:number-columns-repeated="3"/>
          <table:table-cell table:formula="of:=AVERAGE([.B54:.B56])" office:value-type="float" office:value="1.84713333333333E-018">
            <text:p>1.84713333333333E-018</text:p>
          </table:table-cell>
          <table:table-cell table:formula="of:=STDEV([.B54:.B56])" office:value-type="float" office:value="2.66430597592193E-020">
            <text:p>2.66430597592193E-020</text:p>
          </table:table-cell>
          <table:table-cell table:formula="of:=[.H53]/SQRT(3)" office:value-type="float" office:value="1.53823777240206E-020">
            <text:p>1.53823777240206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87339E-018">
            <text:p>1.87339E-018</text:p>
          </table:table-cell>
          <table:table-cell office:value-type="float" office:value="0.497521">
            <text:p>0.497521</text:p>
          </table:table-cell>
          <table:table-cell office:value-type="float" office:value="0.00000959264">
            <text:p>9.59264E-006</text:p>
          </table:table-cell>
          <table:table-cell office:value-type="float" office:value="0.0000120932">
            <text:p>1.20932E-005</text:p>
          </table:table-cell>
          <table:table-cell table:number-columns-repeated="2"/>
          <table:table-cell table:formula="of:=STDEV([.B55:.B57])" office:value-type="float" office:value="1.96363553135504E-020">
            <text:p>1.96363553135504E-020</text:p>
          </table:table-cell>
          <table:table-cell table:formula="of:=[.H54]/SQRT(3)" office:value-type="float" office:value="1.13370550261815E-020">
            <text:p>1.13370550261815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82012E-018">
            <text:p>1.82012E-018</text:p>
          </table:table-cell>
          <table:table-cell office:value-type="float" office:value="0.497459">
            <text:p>0.497459</text:p>
          </table:table-cell>
          <table:table-cell office:value-type="float" office:value="0.00000959264">
            <text:p>9.59264E-006</text:p>
          </table:table-cell>
          <table:table-cell office:value-type="float" office:value="0.0000120943">
            <text:p>1.20943E-005</text:p>
          </table:table-cell>
          <table:table-cell table:number-columns-repeated="2"/>
          <table:table-cell table:formula="of:=STDEV([.B56:.B58])" office:value-type="float" office:value="2.68552084426839E-019">
            <text:p>2.68552084426839E-019</text:p>
          </table:table-cell>
          <table:table-cell table:formula="of:=[.H55]/SQRT(3)" office:value-type="float" office:value="1.55048618235271E-019">
            <text:p>1.55048618235271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84789E-018">
            <text:p>1.84789E-018</text:p>
          </table:table-cell>
          <table:table-cell office:value-type="float" office:value="0.497519">
            <text:p>0.497519</text:p>
          </table:table-cell>
          <table:table-cell office:value-type="float" office:value="0.00000959264">
            <text:p>9.59264E-006</text:p>
          </table:table-cell>
          <table:table-cell office:value-type="float" office:value="0.0000120946">
            <text:p>1.20946E-005</text:p>
          </table:table-cell>
          <table:table-cell table:number-columns-repeated="2"/>
          <table:table-cell table:formula="of:=STDEV([.B57:.B59])" office:value-type="float" office:value="1.02671904628284E-020">
            <text:p>1.02671904628284E-020</text:p>
          </table:table-cell>
          <table:table-cell table:formula="of:=[.H56]/SQRT(3)" office:value-type="float" office:value="5.92776517753516E-021">
            <text:p>5.92776517753516E-021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2theta150</text:p>
          </table:table-cell>
          <table:table-cell table:formula="of:=RIGHT([.A57];LEN([.A57])-9)" office:value-type="string" office:string-value="150">
            <text:p>150</text:p>
          </table:table-cell>
          <table:table-cell table:formula="of:=RIGHT([.A57];LEN([.A57])-3)" office:value-type="string" office:string-value="2theta150">
            <text:p>2theta150</text:p>
          </table:table-cell>
          <table:table-cell table:number-columns-repeated="3"/>
          <table:table-cell table:formula="of:=AVERAGE([.B58:.B60])" office:value-type="float" office:value="2.24922666666667E-018">
            <text:p>2.24922666666667E-018</text:p>
          </table:table-cell>
          <table:table-cell table:formula="of:=STDEV([.B58:.B60])" office:value-type="float" office:value="5.04200330556549E-020">
            <text:p>5.04200330556549E-020</text:p>
          </table:table-cell>
          <table:table-cell table:formula="of:=[.H57]/SQRT(3)" office:value-type="float" office:value="2.91100196572322E-020">
            <text:p>2.91100196572322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22768E-018">
            <text:p>2.22768E-018</text:p>
          </table:table-cell>
          <table:table-cell office:value-type="float" office:value="0.497469">
            <text:p>0.497469</text:p>
          </table:table-cell>
          <table:table-cell office:value-type="float" office:value="0.00000959264">
            <text:p>9.59264E-006</text:p>
          </table:table-cell>
          <table:table-cell office:value-type="float" office:value="0.0000120932">
            <text:p>1.20932E-005</text:p>
          </table:table-cell>
          <table:table-cell table:number-columns-repeated="2"/>
          <table:table-cell table:formula="of:=STDEV([.B59:.B61])" office:value-type="float" office:value="6.62417632615557E-020">
            <text:p>6.62417632615557E-020</text:p>
          </table:table-cell>
          <table:table-cell table:formula="of:=[.H58]/SQRT(3)" office:value-type="float" office:value="3.82446998506546E-020">
            <text:p>3.82446998506546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21316E-018">
            <text:p>2.21316E-018</text:p>
          </table:table-cell>
          <table:table-cell office:value-type="float" office:value="0.497531">
            <text:p>0.497531</text:p>
          </table:table-cell>
          <table:table-cell office:value-type="float" office:value="0.00000959264">
            <text:p>9.59264E-006</text:p>
          </table:table-cell>
          <table:table-cell office:value-type="float" office:value="0.0000120947">
            <text:p>1.20947E-005</text:p>
          </table:table-cell>
          <table:table-cell table:number-columns-repeated="2"/>
          <table:table-cell table:formula="of:=STDEV([.B60:.B62])" office:value-type="float" office:value="9.00359064484832E-020">
            <text:p>9.00359064484832E-020</text:p>
          </table:table-cell>
          <table:table-cell table:formula="of:=[.H59]/SQRT(3)" office:value-type="float" office:value="5.19822548247637E-020">
            <text:p>5.19822548247637E-020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30684E-018">
            <text:p>2.30684E-018</text:p>
          </table:table-cell>
          <table:table-cell office:value-type="float" office:value="0.497516">
            <text:p>0.497516</text:p>
          </table:table-cell>
          <table:table-cell office:value-type="float" office:value="0.00000959264">
            <text:p>9.59264E-006</text:p>
          </table:table-cell>
          <table:table-cell office:value-type="float" office:value="0.0000120932">
            <text:p>1.20932E-005</text:p>
          </table:table-cell>
          <table:table-cell table:number-columns-repeated="2"/>
          <table:table-cell table:formula="of:=STDEV([.B61:.B63])" office:value-type="float" office:value="4.44911586722577E-020">
            <text:p>4.44911586722577E-020</text:p>
          </table:table-cell>
          <table:table-cell table:formula="of:=[.H60]/SQRT(3)" office:value-type="float" office:value="2.56869824359863E-020">
            <text:p>2.56869824359863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2theta30</text:p>
          </table:table-cell>
          <table:table-cell table:formula="of:=RIGHT([.A61];LEN([.A61])-9)" office:value-type="string" office:string-value="30">
            <text:p>30</text:p>
          </table:table-cell>
          <table:table-cell table:formula="of:=RIGHT([.A61];LEN([.A61])-3)" office:value-type="string" office:string-value="2theta30">
            <text:p>2theta30</text:p>
          </table:table-cell>
          <table:table-cell table:number-columns-repeated="3"/>
          <table:table-cell table:formula="of:=AVERAGE([.B62:.B64])" office:value-type="float" office:value="2.22692E-018">
            <text:p>2.22692E-018</text:p>
          </table:table-cell>
          <table:table-cell table:formula="of:=STDEV([.B62:.B64])" office:value-type="float" office:value="4.18681155534853E-020">
            <text:p>4.18681155534853E-020</text:p>
          </table:table-cell>
          <table:table-cell table:formula="of:=[.H61]/SQRT(3)" office:value-type="float" office:value="2.41725677852671E-020">
            <text:p>2.41725677852671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17951E-018">
            <text:p>2.17951E-018</text:p>
          </table:table-cell>
          <table:table-cell office:value-type="float" office:value="0.497538">
            <text:p>0.497538</text:p>
          </table:table-cell>
          <table:table-cell office:value-type="float" office:value="0.00000959264">
            <text:p>9.59264E-006</text:p>
          </table:table-cell>
          <table:table-cell office:value-type="float" office:value="0.0000120951">
            <text:p>1.20951E-005</text:p>
          </table:table-cell>
          <table:table-cell table:number-columns-repeated="2"/>
          <table:table-cell table:formula="of:=STDEV([.B63:.B65])" office:value-type="float" office:value="1.15894801436473E-020">
            <text:p>1.15894801436473E-020</text:p>
          </table:table-cell>
          <table:table-cell table:formula="of:=[.H62]/SQRT(3)" office:value-type="float" office:value="6.69118948070257E-021">
            <text:p>6.69118948070257E-021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24243E-018">
            <text:p>2.24243E-018</text:p>
          </table:table-cell>
          <table:table-cell office:value-type="float" office:value="0.497525">
            <text:p>0.497525</text:p>
          </table:table-cell>
          <table:table-cell office:value-type="float" office:value="0.00000959264">
            <text:p>9.59264E-006</text:p>
          </table:table-cell>
          <table:table-cell office:value-type="float" office:value="0.000012094">
            <text:p>0.000012094</text:p>
          </table:table-cell>
          <table:table-cell table:number-columns-repeated="2"/>
          <table:table-cell table:formula="of:=STDEV([.B64:.B66])" office:value-type="float" office:value="2.88322790028815E-019">
            <text:p>2.88322790028815E-019</text:p>
          </table:table-cell>
          <table:table-cell table:formula="of:=[.H63]/SQRT(3)" office:value-type="float" office:value="1.6646324043664E-019">
            <text:p>1.6646324043664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25882E-018">
            <text:p>2.25882E-018</text:p>
          </table:table-cell>
          <table:table-cell office:value-type="float" office:value="0.497474">
            <text:p>0.497474</text:p>
          </table:table-cell>
          <table:table-cell office:value-type="float" office:value="0.00000959264">
            <text:p>9.59264E-006</text:p>
          </table:table-cell>
          <table:table-cell office:value-type="float" office:value="0.000012094">
            <text:p>0.000012094</text:p>
          </table:table-cell>
          <table:table-cell table:number-columns-repeated="2"/>
          <table:table-cell table:formula="of:=STDEV([.B65:.B67])" office:value-type="float" office:value="2.96984848098537E-022">
            <text:p>2.96984848098537E-022</text:p>
          </table:table-cell>
          <table:table-cell table:formula="of:=[.H64]/SQRT(3)" office:value-type="float" office:value="1.7146428199493E-022">
            <text:p>1.7146428199493E-022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2theta60</text:p>
          </table:table-cell>
          <table:table-cell table:formula="of:=RIGHT([.A65];LEN([.A65])-9)" office:value-type="string" office:string-value="60">
            <text:p>60</text:p>
          </table:table-cell>
          <table:table-cell table:formula="of:=RIGHT([.A65];LEN([.A65])-3)" office:value-type="string" office:string-value="2theta60">
            <text:p>2theta60</text:p>
          </table:table-cell>
          <table:table-cell table:number-columns-repeated="3"/>
          <table:table-cell table:formula="of:=AVERAGE([.B66:.B68])" office:value-type="float" office:value="1.86431333333333E-018">
            <text:p>1.86431333333333E-018</text:p>
          </table:table-cell>
          <table:table-cell table:formula="of:=STDEV([.B66:.B68])" office:value-type="float" office:value="2.25753722745236E-020">
            <text:p>2.25753722745236E-020</text:p>
          </table:table-cell>
          <table:table-cell table:formula="of:=[.H65]/SQRT(3)" office:value-type="float" office:value="1.30338972597522E-020">
            <text:p>1.30338972597522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85107E-018">
            <text:p>1.85107E-018</text:p>
          </table:table-cell>
          <table:table-cell office:value-type="float" office:value="0.497482">
            <text:p>0.497482</text:p>
          </table:table-cell>
          <table:table-cell office:value-type="float" office:value="0.00000959264">
            <text:p>9.59264E-006</text:p>
          </table:table-cell>
          <table:table-cell office:value-type="float" office:value="0.0000120922">
            <text:p>1.20922E-005</text:p>
          </table:table-cell>
          <table:table-cell table:number-columns-repeated="2"/>
          <table:table-cell table:formula="of:=STDEV([.B67:.B69])" office:value-type="float" office:value="2.74993827203446E-020">
            <text:p>2.74993827203446E-020</text:p>
          </table:table-cell>
          <table:table-cell table:formula="of:=[.H66]/SQRT(3)" office:value-type="float" office:value="1.58767760161395E-020">
            <text:p>1.58767760161395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85149E-018">
            <text:p>1.85149E-018</text:p>
          </table:table-cell>
          <table:table-cell office:value-type="float" office:value="0.497525">
            <text:p>0.497525</text:p>
          </table:table-cell>
          <table:table-cell office:value-type="float" office:value="0.00000959264">
            <text:p>9.59264E-006</text:p>
          </table:table-cell>
          <table:table-cell office:value-type="float" office:value="0.0000120945">
            <text:p>1.20945E-005</text:p>
          </table:table-cell>
          <table:table-cell table:number-columns-repeated="2"/>
          <table:table-cell table:formula="of:=STDEV([.B68:.B70])" office:value-type="float" office:value="1.94030100757589E-019">
            <text:p>1.94030100757589E-019</text:p>
          </table:table-cell>
          <table:table-cell table:formula="of:=[.H67]/SQRT(3)" office:value-type="float" office:value="1.12023330903284E-019">
            <text:p>1.12023330903284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89038E-018">
            <text:p>1.89038E-018</text:p>
          </table:table-cell>
          <table:table-cell office:value-type="float" office:value="0.497519">
            <text:p>0.497519</text:p>
          </table:table-cell>
          <table:table-cell office:value-type="float" office:value="0.00000959264">
            <text:p>9.59264E-006</text:p>
          </table:table-cell>
          <table:table-cell office:value-type="float" office:value="0.0000120936">
            <text:p>1.20936E-005</text:p>
          </table:table-cell>
          <table:table-cell table:number-columns-repeated="2"/>
          <table:table-cell table:formula="of:=STDEV([.B69:.B71])" office:value-type="float" office:value="7.77817459305432E-022">
            <text:p>7.77817459305432E-022</text:p>
          </table:table-cell>
          <table:table-cell table:formula="of:=[.H68]/SQRT(3)" office:value-type="float" office:value="4.49073119510382E-022">
            <text:p>4.49073119510382E-022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2theta90</text:p>
          </table:table-cell>
          <table:table-cell table:formula="of:=RIGHT([.A69];LEN([.A69])-9)" office:value-type="string" office:string-value="90">
            <text:p>90</text:p>
          </table:table-cell>
          <table:table-cell table:formula="of:=RIGHT([.A69];LEN([.A69])-3)" office:value-type="string" office:string-value="2theta90">
            <text:p>2theta90</text:p>
          </table:table-cell>
          <table:table-cell table:number-columns-repeated="3"/>
          <table:table-cell table:formula="of:=AVERAGE([.B70:.B72])" office:value-type="float" office:value="2.16519333333333E-018">
            <text:p>2.16519333333333E-018</text:p>
          </table:table-cell>
          <table:table-cell table:formula="of:=STDEV([.B70:.B72])" office:value-type="float" office:value="5.98776530379655E-022">
            <text:p>5.98776530379655E-022</text:p>
          </table:table-cell>
          <table:table-cell table:formula="of:=[.H69]/SQRT(3)" office:value-type="float" office:value="3.45703790999124E-022">
            <text:p>3.45703790999124E-022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16478E-018">
            <text:p>2.16478E-018</text:p>
          </table:table-cell>
          <table:table-cell office:value-type="float" office:value="0.497494">
            <text:p>0.497494</text:p>
          </table:table-cell>
          <table:table-cell office:value-type="float" office:value="0.00000959264">
            <text:p>9.59264E-006</text:p>
          </table:table-cell>
          <table:table-cell office:value-type="float" office:value="0.0000120894">
            <text:p>1.20894E-005</text:p>
          </table:table-cell>
          <table:table-cell table:number-columns-repeated="2"/>
          <table:table-cell table:formula="of:=STDEV([.B71:.B73])" office:value-type="float" office:value="6.78822509939163E-022">
            <text:p>6.78822509939163E-022</text:p>
          </table:table-cell>
          <table:table-cell table:formula="of:=[.H70]/SQRT(3)" office:value-type="float" office:value="3.91918358845353E-022">
            <text:p>3.91918358845353E-022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16588E-018">
            <text:p>2.16588E-018</text:p>
          </table:table-cell>
          <table:table-cell office:value-type="float" office:value="0.497502">
            <text:p>0.497502</text:p>
          </table:table-cell>
          <table:table-cell office:value-type="float" office:value="0.00000959264">
            <text:p>9.59264E-006</text:p>
          </table:table-cell>
          <table:table-cell office:value-type="float" office:value="0.0000120901">
            <text:p>1.20901E-005</text:p>
          </table:table-cell>
          <table:table-cell table:number-columns-repeated="2"/>
          <table:table-cell table:formula="of:=STDEV([.B72:.B74])" office:value-type="float" office:value="1.63515614722264E-018">
            <text:p>1.63515614722264E-018</text:p>
          </table:table-cell>
          <table:table-cell table:formula="of:=[.H71]/SQRT(3)" office:value-type="float" office:value="9.44057841766065E-019">
            <text:p>9.44057841766065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16492E-018">
            <text:p>2.16492E-018</text:p>
          </table:table-cell>
          <table:table-cell office:value-type="float" office:value="0.497509">
            <text:p>0.497509</text:p>
          </table:table-cell>
          <table:table-cell office:value-type="float" office:value="0.00000959264">
            <text:p>9.59264E-006</text:p>
          </table:table-cell>
          <table:table-cell office:value-type="float" office:value="0.0000120902">
            <text:p>1.20902E-005</text:p>
          </table:table-cell>
          <table:table-cell table:number-columns-repeated="2"/>
          <table:table-cell table:formula="of:=STDEV([.B73:.B75])" office:value-type="float" office:value="1.80453650558806E-020">
            <text:p>1.80453650558806E-020</text:p>
          </table:table-cell>
          <table:table-cell table:formula="of:=[.H72]/SQRT(3)" office:value-type="float" office:value="1.04184963726377E-020">
            <text:p>1.04184963726377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3theta0</text:p>
          </table:table-cell>
          <table:table-cell table:formula="of:=RIGHT([.A73];LEN([.A73])-9)" office:value-type="string" office:string-value="0">
            <text:p>0</text:p>
          </table:table-cell>
          <table:table-cell table:formula="of:=RIGHT([.A73];LEN([.A73])-3)" office:value-type="string" office:string-value="3theta0">
            <text:p>3theta0</text:p>
          </table:table-cell>
          <table:table-cell table:number-columns-repeated="3"/>
          <table:table-cell table:formula="of:=AVERAGE([.B74:.B76])" office:value-type="float" office:value="4.44684333333333E-018">
            <text:p>4.44684333333333E-018</text:p>
          </table:table-cell>
          <table:table-cell table:formula="of:=STDEV([.B74:.B76])" office:value-type="float" office:value="3.33293749316322E-020">
            <text:p>3.33293749316322E-020</text:p>
          </table:table-cell>
          <table:table-cell table:formula="of:=[.H73]/SQRT(3)" office:value-type="float" office:value="1.92427235886998E-020">
            <text:p>1.92427235886998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4.47738E-018">
            <text:p>4.47738E-018</text:p>
          </table:table-cell>
          <table:table-cell office:value-type="float" office:value="0.497487">
            <text:p>0.497487</text:p>
          </table:table-cell>
          <table:table-cell office:value-type="float" office:value="0.00000959264">
            <text:p>9.59264E-006</text:p>
          </table:table-cell>
          <table:table-cell office:value-type="float" office:value="0.0000120171">
            <text:p>1.20171E-005</text:p>
          </table:table-cell>
          <table:table-cell table:number-columns-repeated="2"/>
          <table:table-cell table:formula="of:=STDEV([.B75:.B77])" office:value-type="float" office:value="2.8687322112738E-020">
            <text:p>2.8687322112738E-020</text:p>
          </table:table-cell>
          <table:table-cell table:formula="of:=[.H74]/SQRT(3)" office:value-type="float" office:value="1.65626331441188E-020">
            <text:p>1.65626331441188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4.45186E-018">
            <text:p>4.45186E-018</text:p>
          </table:table-cell>
          <table:table-cell office:value-type="float" office:value="0.497516">
            <text:p>0.497516</text:p>
          </table:table-cell>
          <table:table-cell office:value-type="float" office:value="0.00000959264">
            <text:p>9.59264E-006</text:p>
          </table:table-cell>
          <table:table-cell office:value-type="float" office:value="0.0000120183">
            <text:p>1.20183E-005</text:p>
          </table:table-cell>
          <table:table-cell table:number-columns-repeated="2"/>
          <table:table-cell table:formula="of:=STDEV([.B76:.B78])" office:value-type="float" office:value="1.87036107584873E-018">
            <text:p>1.87036107584873E-018</text:p>
          </table:table-cell>
          <table:table-cell table:formula="of:=[.H75]/SQRT(3)" office:value-type="float" office:value="1.07985347062306E-018">
            <text:p>1.07985347062306E-018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4.41129E-018">
            <text:p>4.41129E-018</text:p>
          </table:table-cell>
          <table:table-cell office:value-type="float" office:value="0.497506">
            <text:p>0.497506</text:p>
          </table:table-cell>
          <table:table-cell office:value-type="float" office:value="0.00000959264">
            <text:p>9.59264E-006</text:p>
          </table:table-cell>
          <table:table-cell office:value-type="float" office:value="0.0000120173">
            <text:p>1.20173E-005</text:p>
          </table:table-cell>
          <table:table-cell table:number-columns-repeated="2"/>
          <table:table-cell table:formula="of:=STDEV([.B77:.B79])" office:value-type="float" office:value="1.93322993976394E-020">
            <text:p>1.93322993976394E-020</text:p>
          </table:table-cell>
          <table:table-cell table:formula="of:=[.H76]/SQRT(3)" office:value-type="float" office:value="1.11615082612815E-020">
            <text:p>1.11615082612815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3theta120</text:p>
          </table:table-cell>
          <table:table-cell table:formula="of:=RIGHT([.A77];LEN([.A77])-9)" office:value-type="string" office:string-value="120">
            <text:p>120</text:p>
          </table:table-cell>
          <table:table-cell table:formula="of:=RIGHT([.A77];LEN([.A77])-3)" office:value-type="string" office:string-value="3theta120">
            <text:p>3theta120</text:p>
          </table:table-cell>
          <table:table-cell table:number-columns-repeated="3"/>
          <table:table-cell table:formula="of:=AVERAGE([.B78:.B80])" office:value-type="float" office:value="6.6708E-018">
            <text:p>6.6708E-018</text:p>
          </table:table-cell>
          <table:table-cell table:formula="of:=STDEV([.B78:.B80])" office:value-type="float" office:value="6.91656386076207E-019">
            <text:p>6.91656386076207E-019</text:p>
          </table:table-cell>
          <table:table-cell table:formula="of:=[.H77]/SQRT(3)" office:value-type="float" office:value="3.99328000687822E-019">
            <text:p>3.99328000687822E-019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7.05638E-018">
            <text:p>7.05638E-018</text:p>
          </table:table-cell>
          <table:table-cell office:value-type="float" office:value="0.497502">
            <text:p>0.497502</text:p>
          </table:table-cell>
          <table:table-cell office:value-type="float" office:value="0.00000959264">
            <text:p>9.59264E-006</text:p>
          </table:table-cell>
          <table:table-cell office:value-type="float" office:value="0.0000120251">
            <text:p>1.20251E-005</text:p>
          </table:table-cell>
          <table:table-cell table:number-columns-repeated="2"/>
          <table:table-cell table:formula="of:=STDEV([.B79:.B81])" office:value-type="float" office:value="8.56603296865007E-019">
            <text:p>8.56603296865007E-019</text:p>
          </table:table-cell>
          <table:table-cell table:formula="of:=[.H78]/SQRT(3)" office:value-type="float" office:value="4.94560144033733E-019">
            <text:p>4.94560144033733E-019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7.08372E-018">
            <text:p>7.08372E-018</text:p>
          </table:table-cell>
          <table:table-cell office:value-type="float" office:value="0.497522">
            <text:p>0.497522</text:p>
          </table:table-cell>
          <table:table-cell office:value-type="float" office:value="0.00000959264">
            <text:p>9.59264E-006</text:p>
          </table:table-cell>
          <table:table-cell office:value-type="float" office:value="0.0000120242">
            <text:p>1.20242E-005</text:p>
          </table:table-cell>
          <table:table-cell table:number-columns-repeated="2"/>
          <table:table-cell table:formula="of:=STDEV([.B80:.B82])" office:value-type="float" office:value="1.92021917499019E-019">
            <text:p>1.92021917499019E-019</text:p>
          </table:table-cell>
          <table:table-cell table:formula="of:=[.H79]/SQRT(3)" office:value-type="float" office:value="1.10863905758367E-019">
            <text:p>1.10863905758367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8723E-018">
            <text:p>5.8723E-018</text:p>
          </table:table-cell>
          <table:table-cell office:value-type="float" office:value="0.497516">
            <text:p>0.497516</text:p>
          </table:table-cell>
          <table:table-cell office:value-type="float" office:value="0.00000959264">
            <text:p>9.59264E-006</text:p>
          </table:table-cell>
          <table:table-cell office:value-type="float" office:value="0.0000120236">
            <text:p>1.20236E-005</text:p>
          </table:table-cell>
          <table:table-cell table:number-columns-repeated="2"/>
          <table:table-cell table:formula="of:=STDEV([.B81:.B83])" office:value-type="float" office:value="6.10798837588942E-020">
            <text:p>6.10798837588942E-020</text:p>
          </table:table-cell>
          <table:table-cell table:formula="of:=[.H80]/SQRT(3)" office:value-type="float" office:value="3.52644873302686E-020">
            <text:p>3.52644873302686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3theta150</text:p>
          </table:table-cell>
          <table:table-cell table:formula="of:=RIGHT([.A81];LEN([.A81])-9)" office:value-type="string" office:string-value="150">
            <text:p>150</text:p>
          </table:table-cell>
          <table:table-cell table:formula="of:=RIGHT([.A81];LEN([.A81])-3)" office:value-type="string" office:string-value="3theta150">
            <text:p>3theta150</text:p>
          </table:table-cell>
          <table:table-cell table:number-columns-repeated="3"/>
          <table:table-cell table:formula="of:=AVERAGE([.B82:.B84])" office:value-type="float" office:value="5.65507666666667E-018">
            <text:p>5.65507666666667E-018</text:p>
          </table:table-cell>
          <table:table-cell table:formula="of:=STDEV([.B82:.B84])" office:value-type="float" office:value="4.73087796643852E-020">
            <text:p>4.73087796643852E-020</text:p>
          </table:table-cell>
          <table:table-cell table:formula="of:=[.H81]/SQRT(3)" office:value-type="float" office:value="2.73137366742655E-020">
            <text:p>2.73137366742655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60074E-018">
            <text:p>5.60074E-018</text:p>
          </table:table-cell>
          <table:table-cell office:value-type="float" office:value="0.497493">
            <text:p>0.497493</text:p>
          </table:table-cell>
          <table:table-cell office:value-type="float" office:value="0.00000959264">
            <text:p>9.59264E-006</text:p>
          </table:table-cell>
          <table:table-cell office:value-type="float" office:value="0.0000120225">
            <text:p>1.20225E-005</text:p>
          </table:table-cell>
          <table:table-cell table:number-columns-repeated="2"/>
          <table:table-cell table:formula="of:=STDEV([.B83:.B85])" office:value-type="float" office:value="6.89429111656903E-021">
            <text:p>6.89429111656903E-021</text:p>
          </table:table-cell>
          <table:table-cell table:formula="of:=[.H82]/SQRT(3)" office:value-type="float" office:value="3.98042083202278E-021">
            <text:p>3.98042083202278E-021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68712E-018">
            <text:p>5.68712E-018</text:p>
          </table:table-cell>
          <table:table-cell office:value-type="float" office:value="0.497507">
            <text:p>0.497507</text:p>
          </table:table-cell>
          <table:table-cell office:value-type="float" office:value="0.00000959264">
            <text:p>9.59264E-006</text:p>
          </table:table-cell>
          <table:table-cell office:value-type="float" office:value="0.0000120228">
            <text:p>1.20228E-005</text:p>
          </table:table-cell>
          <table:table-cell table:number-columns-repeated="2"/>
          <table:table-cell table:formula="of:=STDEV([.B84:.B86])" office:value-type="float" office:value="7.12551503401686E-020">
            <text:p>7.12551503401686E-020</text:p>
          </table:table-cell>
          <table:table-cell table:formula="of:=[.H83]/SQRT(3)" office:value-type="float" office:value="4.11391802300436E-020">
            <text:p>4.11391802300436E-020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67737E-018">
            <text:p>5.67737E-018</text:p>
          </table:table-cell>
          <table:table-cell office:value-type="float" office:value="0.497538">
            <text:p>0.497538</text:p>
          </table:table-cell>
          <table:table-cell office:value-type="float" office:value="0.00000959264">
            <text:p>9.59264E-006</text:p>
          </table:table-cell>
          <table:table-cell office:value-type="float" office:value="0.0000120238">
            <text:p>1.20238E-005</text:p>
          </table:table-cell>
          <table:table-cell table:number-columns-repeated="2"/>
          <table:table-cell table:formula="of:=STDEV([.B85:.B87])" office:value-type="float" office:value="1.26077139085561E-020">
            <text:p>1.26077139085561E-020</text:p>
          </table:table-cell>
          <table:table-cell table:formula="of:=[.H84]/SQRT(3)" office:value-type="float" office:value="7.27906701897068E-021">
            <text:p>7.27906701897068E-021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3theta30</text:p>
          </table:table-cell>
          <table:table-cell table:formula="of:=RIGHT([.A85];LEN([.A85])-9)" office:value-type="string" office:string-value="30">
            <text:p>30</text:p>
          </table:table-cell>
          <table:table-cell table:formula="of:=RIGHT([.A85];LEN([.A85])-3)" office:value-type="string" office:string-value="3theta30">
            <text:p>3theta30</text:p>
          </table:table-cell>
          <table:table-cell table:number-columns-repeated="3"/>
          <table:table-cell table:formula="of:=AVERAGE([.B86:.B88])" office:value-type="float" office:value="5.56068E-018">
            <text:p>5.56068E-018</text:p>
          </table:table-cell>
          <table:table-cell table:formula="of:=STDEV([.B86:.B88])" office:value-type="float" office:value="4.39295902553166E-020">
            <text:p>4.39295902553166E-020</text:p>
          </table:table-cell>
          <table:table-cell table:formula="of:=[.H85]/SQRT(3)" office:value-type="float" office:value="2.5362760759297E-020">
            <text:p>2.5362760759297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5766E-018">
            <text:p>5.5766E-018</text:p>
          </table:table-cell>
          <table:table-cell office:value-type="float" office:value="0.497544">
            <text:p>0.497544</text:p>
          </table:table-cell>
          <table:table-cell office:value-type="float" office:value="0.00000959264">
            <text:p>9.59264E-006</text:p>
          </table:table-cell>
          <table:table-cell office:value-type="float" office:value="0.0000120249">
            <text:p>1.20249E-005</text:p>
          </table:table-cell>
          <table:table-cell table:number-columns-repeated="2"/>
          <table:table-cell table:formula="of:=STDEV([.B87:.B89])" office:value-type="float" office:value="5.89868476865819E-020">
            <text:p>5.89868476865819E-020</text:p>
          </table:table-cell>
          <table:table-cell table:formula="of:=[.H86]/SQRT(3)" office:value-type="float" office:value="3.40560723904955E-020">
            <text:p>3.40560723904955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59443E-018">
            <text:p>5.59443E-018</text:p>
          </table:table-cell>
          <table:table-cell office:value-type="float" office:value="0.497498">
            <text:p>0.497498</text:p>
          </table:table-cell>
          <table:table-cell office:value-type="float" office:value="0.00000959264">
            <text:p>9.59264E-006</text:p>
          </table:table-cell>
          <table:table-cell office:value-type="float" office:value="0.0000120231">
            <text:p>1.20231E-005</text:p>
          </table:table-cell>
          <table:table-cell table:number-columns-repeated="2"/>
          <table:table-cell table:formula="of:=STDEV([.B88:.B90])" office:value-type="float" office:value="1.04719685866603E-018">
            <text:p>1.04719685866603E-018</text:p>
          </table:table-cell>
          <table:table-cell table:formula="of:=[.H87]/SQRT(3)" office:value-type="float" office:value="6.04599388245363E-019">
            <text:p>6.04599388245363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51101E-018">
            <text:p>5.51101E-018</text:p>
          </table:table-cell>
          <table:table-cell office:value-type="float" office:value="0.497494">
            <text:p>0.497494</text:p>
          </table:table-cell>
          <table:table-cell office:value-type="float" office:value="0.00000959264">
            <text:p>9.59264E-006</text:p>
          </table:table-cell>
          <table:table-cell office:value-type="float" office:value="0.0000120235">
            <text:p>1.20235E-005</text:p>
          </table:table-cell>
          <table:table-cell table:number-columns-repeated="2"/>
          <table:table-cell table:formula="of:=STDEV([.B89:.B91])" office:value-type="float" office:value="2.17477761621735E-019">
            <text:p>2.17477761621735E-019</text:p>
          </table:table-cell>
          <table:table-cell table:formula="of:=[.H88]/SQRT(3)" office:value-type="float" office:value="1.25560844215066E-019">
            <text:p>1.25560844215066E-019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3theta60</text:p>
          </table:table-cell>
          <table:table-cell table:formula="of:=RIGHT([.A89];LEN([.A89])-9)" office:value-type="string" office:string-value="60">
            <text:p>60</text:p>
          </table:table-cell>
          <table:table-cell table:formula="of:=RIGHT([.A89];LEN([.A89])-3)" office:value-type="string" office:string-value="3theta60">
            <text:p>3theta60</text:p>
          </table:table-cell>
          <table:table-cell table:number-columns-repeated="3"/>
          <table:table-cell table:formula="of:=AVERAGE([.B90:.B92])" office:value-type="float" office:value="7.14875333333333E-018">
            <text:p>7.14875333333333E-018</text:p>
          </table:table-cell>
          <table:table-cell table:formula="of:=STDEV([.B90:.B92])" office:value-type="float" office:value="1.53867957786322E-019">
            <text:p>1.53867957786322E-019</text:p>
          </table:table-cell>
          <table:table-cell table:formula="of:=[.H89]/SQRT(3)" office:value-type="float" office:value="8.88357068475912E-020">
            <text:p>8.88357068475912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99197E-018">
            <text:p>6.99197E-018</text:p>
          </table:table-cell>
          <table:table-cell office:value-type="float" office:value="0.497489">
            <text:p>0.497489</text:p>
          </table:table-cell>
          <table:table-cell office:value-type="float" office:value="0.00000959264">
            <text:p>9.59264E-006</text:p>
          </table:table-cell>
          <table:table-cell office:value-type="float" office:value="0.000012024">
            <text:p>0.000012024</text:p>
          </table:table-cell>
          <table:table-cell table:number-columns-repeated="2"/>
          <table:table-cell table:formula="of:=STDEV([.B91:.B93])" office:value-type="float" office:value="1.02367848712378E-019">
            <text:p>1.02367848712378E-019</text:p>
          </table:table-cell>
          <table:table-cell table:formula="of:=[.H90]/SQRT(3)" office:value-type="float" office:value="5.91021050104542E-020">
            <text:p>5.91021050104542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7.29953E-018">
            <text:p>7.29953E-018</text:p>
          </table:table-cell>
          <table:table-cell office:value-type="float" office:value="0.497506">
            <text:p>0.497506</text:p>
          </table:table-cell>
          <table:table-cell office:value-type="float" office:value="0.00000959264">
            <text:p>9.59264E-006</text:p>
          </table:table-cell>
          <table:table-cell office:value-type="float" office:value="0.0000120248">
            <text:p>1.20248E-005</text:p>
          </table:table-cell>
          <table:table-cell table:number-columns-repeated="2"/>
          <table:table-cell table:formula="of:=STDEV([.B92:.B94])" office:value-type="float" office:value="5.92060507887506E-020">
            <text:p>5.92060507887506E-020</text:p>
          </table:table-cell>
          <table:table-cell table:formula="of:=[.H91]/SQRT(3)" office:value-type="float" office:value="3.41826293605398E-020">
            <text:p>3.41826293605398E-020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7.15476E-018">
            <text:p>7.15476E-018</text:p>
          </table:table-cell>
          <table:table-cell office:value-type="float" office:value="0.497509">
            <text:p>0.497509</text:p>
          </table:table-cell>
          <table:table-cell office:value-type="float" office:value="0.00000959264">
            <text:p>9.59264E-006</text:p>
          </table:table-cell>
          <table:table-cell office:value-type="float" office:value="0.0000120248">
            <text:p>1.20248E-005</text:p>
          </table:table-cell>
          <table:table-cell table:number-columns-repeated="2"/>
          <table:table-cell table:formula="of:=STDEV([.B93:.B95])" office:value-type="float" office:value="2.43966688751764E-018">
            <text:p>2.43966688751764E-018</text:p>
          </table:table-cell>
          <table:table-cell table:formula="of:=[.H92]/SQRT(3)" office:value-type="float" office:value="1.40854233424132E-018">
            <text:p>1.40854233424132E-018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3theta90</text:p>
          </table:table-cell>
          <table:table-cell table:formula="of:=RIGHT([.A93];LEN([.A93])-9)" office:value-type="string" office:string-value="90">
            <text:p>90</text:p>
          </table:table-cell>
          <table:table-cell table:formula="of:=RIGHT([.A93];LEN([.A93])-3)" office:value-type="string" office:string-value="3theta90">
            <text:p>3theta90</text:p>
          </table:table-cell>
          <table:table-cell table:number-columns-repeated="3"/>
          <table:table-cell table:formula="of:=AVERAGE([.B94:.B96])" office:value-type="float" office:value="1.13844633333333E-017">
            <text:p>1.13844633333333E-017</text:p>
          </table:table-cell>
          <table:table-cell table:formula="of:=STDEV([.B94:.B96])" office:value-type="float" office:value="4.53407076731642E-018">
            <text:p>4.53407076731642E-018</text:p>
          </table:table-cell>
          <table:table-cell table:formula="of:=[.H93]/SQRT(3)" office:value-type="float" office:value="2.61774697803495E-018">
            <text:p>2.61774697803495E-018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7.23849E-018">
            <text:p>7.23849E-018</text:p>
          </table:table-cell>
          <table:table-cell office:value-type="float" office:value="0.497489">
            <text:p>0.497489</text:p>
          </table:table-cell>
          <table:table-cell office:value-type="float" office:value="0.00000959264">
            <text:p>9.59264E-006</text:p>
          </table:table-cell>
          <table:table-cell office:value-type="float" office:value="0.0000120201">
            <text:p>1.20201E-005</text:p>
          </table:table-cell>
          <table:table-cell table:number-columns-repeated="4"/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06887E-017">
            <text:p>1.06887E-017</text:p>
          </table:table-cell>
          <table:table-cell office:value-type="float" office:value="0.497484">
            <text:p>0.497484</text:p>
          </table:table-cell>
          <table:table-cell office:value-type="float" office:value="0.00000959264">
            <text:p>9.59264E-006</text:p>
          </table:table-cell>
          <table:table-cell office:value-type="float" office:value="0.0000120194">
            <text:p>1.20194E-005</text:p>
          </table:table-cell>
          <table:table-cell table:number-columns-repeated="4"/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62262E-017">
            <text:p>1.62262E-017</text:p>
          </table:table-cell>
          <table:table-cell office:value-type="float" office:value="0.497509">
            <text:p>0.497509</text:p>
          </table:table-cell>
          <table:table-cell office:value-type="float" office:value="0.00000959264">
            <text:p>9.59264E-006</text:p>
          </table:table-cell>
          <table:table-cell office:value-type="float" office:value="0.0000120215">
            <text:p>1.20215E-005</text:p>
          </table:table-cell>
          <table:table-cell table:number-columns-repeated="4"/>
          <table:table-cell table:formula="of:=MOD(ROW();4)" office:value-type="float" office:value="0">
            <text:p>0</text:p>
          </table:table-cell>
        </table:table-row>
      </table:table>
      <table:table table:name="Sheet2" table:style-name="ta1">
        <table:shapes>
          <draw:frame draw:z-index="0" draw:style-name="gr1" svg:width="9.7559in" svg:height="6.0394in" svg:x="9.7886in" svg:y="0in">
            <draw:object draw:notify-on-update-of-ranges="Sheet2.C1:Sheet2.C6 Sheet2.A1:Sheet2.A1 Sheet2.G1:Sheet2.G6 Sheet2.C7:Sheet2.C12 Sheet2.A7:Sheet2.A7 Sheet2.G7:Sheet2.G12 Sheet2.C13:Sheet2.C18 Sheet2.A13:Sheet2.A13 Sheet2.G13:Sheet2.G18 Sheet2.C19:Sheet2.C24 Sheet2.A19:Sheet2.A19 Sheet2.G19:Sheet2.G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>
            <text:p>Length 20nm, radius 50nm</text:p>
          </table:table-cell>
          <table:table-cell/>
          <table:table-cell table:formula="of:=(MOD((ROW()-1)*30;180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.82806666666667E-018">
            <text:p>6.82806666666667E-018</text:p>
          </table:table-cell>
          <table:table-cell office:value-type="float" office:value="7.58647015042789E-019">
            <text:p>7.58647015042789E-019</text:p>
          </table:table-cell>
          <table:table-cell office:value-type="float" office:value="4.3800505835486E-019">
            <text:p>4.3800505835486E-0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6.08071E-018">
            <text:p>6.08071E-018</text:p>
          </table:table-cell>
          <table:table-cell office:value-type="float" office:value="4.03766950108601E-020">
            <text:p>4.03766950108601E-020</text:p>
          </table:table-cell>
          <table:table-cell office:value-type="float" office:value="2.33114957335075E-020">
            <text:p>2.33114957335075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6.40353333333333E-018">
            <text:p>6.40353333333333E-018</text:p>
          </table:table-cell>
          <table:table-cell office:value-type="float" office:value="1.99593720676111E-020">
            <text:p>1.99593720676111E-020</text:p>
          </table:table-cell>
          <table:table-cell office:value-type="float" office:value="1.15235488360912E-020">
            <text:p>1.15235488360912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1.13121333333333E-017">
            <text:p>1.13121333333333E-017</text:p>
          </table:table-cell>
          <table:table-cell office:value-type="float" office:value="1.0360076511944E-018">
            <text:p>1.0360076511944E-018</text:p>
          </table:table-cell>
          <table:table-cell office:value-type="float" office:value="5.98139296299598E-019">
            <text:p>5.98139296299598E-0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6.83152333333333E-018">
            <text:p>6.83152333333333E-018</text:p>
          </table:table-cell>
          <table:table-cell office:value-type="float" office:value="9.95493698289111E-020">
            <text:p>9.95493698289111E-020</text:p>
          </table:table-cell>
          <table:table-cell office:value-type="float" office:value="5.74748554683795E-020">
            <text:p>5.74748554683795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.09257E-018">
            <text:p>6.09257E-018</text:p>
          </table:table-cell>
          <table:table-cell office:value-type="float" office:value="8.36910341673468E-020">
            <text:p>8.36910341673468E-020</text:p>
          </table:table-cell>
          <table:table-cell office:value-type="float" office:value="4.83190411052758E-020">
            <text:p>4.83190411052758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ngth 20nm, radius 20nm</text:p>
          </table:table-cell>
          <table:table-cell/>
          <table:table-cell table:formula="of:=(MOD((ROW()-1)*30;180)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.20392333333333E-018">
            <text:p>3.20392333333333E-018</text:p>
          </table:table-cell>
          <table:table-cell office:value-type="float" office:value="4.03394996663735E-020">
            <text:p>4.03394996663735E-020</text:p>
          </table:table-cell>
          <table:table-cell office:value-type="float" office:value="2.32900209913556E-020">
            <text:p>2.32900209913556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.41106666666667E-018">
            <text:p>2.41106666666667E-018</text:p>
          </table:table-cell>
          <table:table-cell office:value-type="float" office:value="6.98865032272563E-021">
            <text:p>6.98865032272563E-021</text:p>
          </table:table-cell>
          <table:table-cell office:value-type="float" office:value="4.03489914509781E-021">
            <text:p>4.03489914509781E-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.45245666666667E-018">
            <text:p>2.45245666666667E-018</text:p>
          </table:table-cell>
          <table:table-cell office:value-type="float" office:value="4.95632084648819E-020">
            <text:p>4.95632084648819E-020</text:p>
          </table:table-cell>
          <table:table-cell office:value-type="float" office:value="2.86153317491011E-020">
            <text:p>2.86153317491011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.12523E-018">
            <text:p>3.12523E-018</text:p>
          </table:table-cell>
          <table:table-cell office:value-type="float" office:value="3.50370494905036E-019">
            <text:p>3.50370494905036E-019</text:p>
          </table:table-cell>
          <table:table-cell office:value-type="float" office:value="2.02286499549525E-019">
            <text:p>2.02286499549525E-0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.41930666666667E-018">
            <text:p>2.41930666666667E-018</text:p>
          </table:table-cell>
          <table:table-cell office:value-type="float" office:value="1.04017610688449E-020">
            <text:p>1.04017610688449E-020</text:p>
          </table:table-cell>
          <table:table-cell office:value-type="float" office:value="6.00545955314376E-021">
            <text:p>6.00545955314376E-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2.41302666666667E-018">
            <text:p>2.41302666666667E-018</text:p>
          </table:table-cell>
          <table:table-cell office:value-type="float" office:value="1.61488461920143E-020">
            <text:p>1.61488461920143E-020</text:p>
          </table:table-cell>
          <table:table-cell office:value-type="float" office:value="9.32354069606133E-021">
            <text:p>9.32354069606133E-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ngth 40nm, radius 10nm</text:p>
          </table:table-cell>
          <table:table-cell/>
          <table:table-cell table:formula="of:=(MOD((ROW()-1)*30;180)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2.68787333333333E-018">
            <text:p>2.68787333333333E-018</text:p>
          </table:table-cell>
          <table:table-cell office:value-type="float" office:value="1.38333269076291E-020">
            <text:p>1.38333269076291E-020</text:p>
          </table:table-cell>
          <table:table-cell office:value-type="float" office:value="7.98667501390775E-021">
            <text:p>7.98667501390775E-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.22692E-018">
            <text:p>2.22692E-018</text:p>
          </table:table-cell>
          <table:table-cell office:value-type="float" office:value="4.18681155534853E-020">
            <text:p>4.18681155534853E-020</text:p>
          </table:table-cell>
          <table:table-cell office:value-type="float" office:value="2.41725677852671E-020">
            <text:p>2.41725677852671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.86431333333333E-018">
            <text:p>1.86431333333333E-018</text:p>
          </table:table-cell>
          <table:table-cell office:value-type="float" office:value="2.25753722745236E-020">
            <text:p>2.25753722745236E-020</text:p>
          </table:table-cell>
          <table:table-cell office:value-type="float" office:value="1.30338972597522E-020">
            <text:p>1.30338972597522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.16519333333333E-018">
            <text:p>2.16519333333333E-018</text:p>
          </table:table-cell>
          <table:table-cell office:value-type="float" office:value="5.98776530379655E-022">
            <text:p>5.98776530379655E-022</text:p>
          </table:table-cell>
          <table:table-cell office:value-type="float" office:value="3.45703790999124E-022">
            <text:p>3.45703790999124E-02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.84713333333333E-018">
            <text:p>1.84713333333333E-018</text:p>
          </table:table-cell>
          <table:table-cell office:value-type="float" office:value="2.66430597592193E-020">
            <text:p>2.66430597592193E-020</text:p>
          </table:table-cell>
          <table:table-cell office:value-type="float" office:value="1.53823777240206E-020">
            <text:p>1.53823777240206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.24922666666667E-018">
            <text:p>2.24922666666667E-018</text:p>
          </table:table-cell>
          <table:table-cell office:value-type="float" office:value="5.04200330556549E-020">
            <text:p>5.04200330556549E-020</text:p>
          </table:table-cell>
          <table:table-cell office:value-type="float" office:value="2.91100196572322E-020">
            <text:p>2.91100196572322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ngth 100nm, radius 10nm</text:p>
          </table:table-cell>
          <table:table-cell/>
          <table:table-cell table:formula="of:=(MOD((ROW()-1)*30;180)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4.44684333333333E-018">
            <text:p>4.44684333333333E-018</text:p>
          </table:table-cell>
          <table:table-cell office:value-type="float" office:value="3.33293749316322E-020">
            <text:p>3.33293749316322E-020</text:p>
          </table:table-cell>
          <table:table-cell office:value-type="float" office:value="1.92427235886998E-020">
            <text:p>1.92427235886998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.56068E-018">
            <text:p>5.56068E-018</text:p>
          </table:table-cell>
          <table:table-cell office:value-type="float" office:value="4.39295902553166E-020">
            <text:p>4.39295902553166E-020</text:p>
          </table:table-cell>
          <table:table-cell office:value-type="float" office:value="2.5362760759297E-020">
            <text:p>2.5362760759297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7.14875333333333E-018">
            <text:p>7.14875333333333E-018</text:p>
          </table:table-cell>
          <table:table-cell office:value-type="float" office:value="1.53867957786322E-019">
            <text:p>1.53867957786322E-019</text:p>
          </table:table-cell>
          <table:table-cell office:value-type="float" office:value="8.88357068475912E-020">
            <text:p>8.88357068475912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90">
            <text:p>90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.13844633333333E-017">
            <text:p>1.13844633333333E-017</text:p>
          </table:table-cell>
          <table:table-cell office:value-type="float" office:value="4.53407076731642E-018">
            <text:p>4.53407076731642E-018</text:p>
          </table:table-cell>
          <table:table-cell office:value-type="float" office:value="2.61774697803495E-018">
            <text:p>2.61774697803495E-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6.6708E-018">
            <text:p>6.6708E-018</text:p>
          </table:table-cell>
          <table:table-cell office:value-type="float" office:value="6.91656386076207E-019">
            <text:p>6.91656386076207E-019</text:p>
          </table:table-cell>
          <table:table-cell office:value-type="float" office:value="3.99328000687822E-019">
            <text:p>3.99328000687822E-0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5.65507666666667E-018">
            <text:p>5.65507666666667E-018</text:p>
          </table:table-cell>
          <table:table-cell office:value-type="float" office:value="4.73087796643852E-020">
            <text:p>4.73087796643852E-020</text:p>
          </table:table-cell>
          <table:table-cell office:value-type="float" office:value="2.73137366742655E-020">
            <text:p>2.73137366742655E-020</text:p>
          </table:table-cell>
          <table:table-cell office:value-type="float" office:value="1">
            <text:p>1</text:p>
          </table:table-cell>
        </table:table-row>
      </table:table>
      <table:table table:name="homogeneous" table:style-name="ta1">
        <table:table-column table:style-name="co2" table:number-columns-repeated="2" table:default-cell-style-name="ce2"/>
        <table:table-column table:style-name="co2" table:number-columns-repeated="5" table:default-cell-style-name="Default"/>
        <table:table-row table:style-name="ro1">
          <table:table-cell office:value-type="float" office:value="2.50409E-017">
            <text:p>2.50E-017</text:p>
          </table:table-cell>
          <table:table-cell table:formula="of:=AVERAGE([.A1:.A3])" office:value-type="float" office:value="1.92709933333333E-017">
            <text:p>1.93E-017</text:p>
          </table:table-cell>
          <table:table-cell table:formula="of:=STDEV([.A1:.A3])/3" office:value-type="float" office:value="3.50096208634353E-018">
            <text:p>3.50096208634353E-018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7.14798E-018">
            <text:p>7.15E-018</text:p>
          </table:table-cell>
          <table:table-cell table:formula="of:=AVERAGE([.A2:.A4])" office:value-type="float" office:value="1.41050866666667E-017">
            <text:p>1.41E-017</text:p>
          </table:table-cell>
          <table:table-cell table:formula="of:=STDEV([.A2:.A4])/3" office:value-type="float" office:value="3.34912918847958E-018">
            <text:p>3.34912918847958E-018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2.56241E-017">
            <text:p>2.56E-017</text:p>
          </table:table-cell>
          <table:table-cell table:formula="of:=AVERAGE([.A3:.A5])" office:value-type="float" office:value="1.47210833333333E-017">
            <text:p>1.47E-017</text:p>
          </table:table-cell>
          <table:table-cell table:formula="of:=STDEV([.A3:.A5])/3" office:value-type="float" office:value="3.14875088145607E-018">
            <text:p>3.14875088145607E-018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9.54318E-018">
            <text:p>9.54E-018</text:p>
          </table:table-cell>
          <table:table-cell table:formula="of:=AVERAGE([.A4:.A6])" office:value-type="float" office:value="9.64308333333333E-018">
            <text:p>9.64E-018</text:p>
          </table:table-cell>
          <table:table-cell table:formula="of:=STDEV([.A4:.A6])/3" office:value-type="float" office:value="2.34137927354638E-019">
            <text:p>2.34137927354638E-019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8.99597E-018">
            <text:p>9.00E-018</text:p>
          </table:table-cell>
          <table:table-cell table:formula="of:=AVERAGE([.A5:.A7])" office:value-type="float" office:value="9.09076666666667E-018">
            <text:p>9.09E-018</text:p>
          </table:table-cell>
          <table:table-cell table:formula="of:=STDEV([.A5:.A7])/3" office:value-type="float" office:value="4.18207956010368E-019">
            <text:p>4.18207956010368E-019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1.03901E-017">
            <text:p>1.04E-017</text:p>
          </table:table-cell>
          <table:table-cell table:formula="of:=AVERAGE([.A6:.A8])" office:value-type="float" office:value="8.89482333333333E-018">
            <text:p>8.89E-018</text:p>
          </table:table-cell>
          <table:table-cell table:formula="of:=STDEV([.A6:.A8])/3" office:value-type="float" office:value="4.40326488015595E-019">
            <text:p>4.40326488015595E-019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7.88623E-018">
            <text:p>7.89E-018</text:p>
          </table:table-cell>
          <table:table-cell table:formula="of:=AVERAGE([.A7:.A9])" office:value-type="float" office:value="8.24448666666667E-018">
            <text:p>8.24E-018</text:p>
          </table:table-cell>
          <table:table-cell table:formula="of:=STDEV([.A7:.A9])/3" office:value-type="float" office:value="1.03548354262008E-019">
            <text:p>1.03548354262008E-019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8.40814E-018">
            <text:p>8.41E-018</text:p>
          </table:table-cell>
          <table:table-cell table:formula="of:=AVERAGE([.A8:.A10])" office:value-type="float" office:value="7.48916E-018">
            <text:p>7.49E-018</text:p>
          </table:table-cell>
          <table:table-cell table:formula="of:=STDEV([.A8:.A10])/3" office:value-type="float" office:value="5.39532505116956E-019">
            <text:p>5.39532505116956E-019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8.43909E-018">
            <text:p>8.44E-018</text:p>
          </table:table-cell>
          <table:table-cell table:formula="of:=AVERAGE([.A9:.A11])" office:value-type="float" office:value="6.66895333333333E-018">
            <text:p>6.67E-018</text:p>
          </table:table-cell>
          <table:table-cell table:formula="of:=STDEV([.A9:.A11])/3" office:value-type="float" office:value="5.13897339211002E-019">
            <text:p>5.13897339211002E-019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5.62025E-018">
            <text:p>5.62E-018</text:p>
          </table:table-cell>
          <table:table-cell table:formula="of:=AVERAGE([.A10:.A12])" office:value-type="float" office:value="5.85200666666667E-018">
            <text:p>5.85E-018</text:p>
          </table:table-cell>
          <table:table-cell table:formula="of:=STDEV([.A10:.A12])/3" office:value-type="float" office:value="6.72458983741622E-020">
            <text:p>6.72458983741622E-020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5.94752E-018">
            <text:p>5.95E-018</text:p>
          </table:table-cell>
          <table:table-cell table:formula="of:=AVERAGE([.A11:.A13])" office:value-type="float" office:value="6.51774E-018">
            <text:p>6.52E-018</text:p>
          </table:table-cell>
          <table:table-cell table:formula="of:=STDEV([.A11:.A13])/3" office:value-type="float" office:value="3.17531502601623E-019">
            <text:p>3.17531502601623E-019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5.98825E-018">
            <text:p>5.99E-018</text:p>
          </table:table-cell>
          <table:table-cell table:formula="of:=AVERAGE([.A12:.A14])" office:value-type="float" office:value="7.25453333333333E-018">
            <text:p>7.25E-018</text:p>
          </table:table-cell>
          <table:table-cell table:formula="of:=STDEV([.A12:.A14])/3" office:value-type="float" office:value="3.76478811685529E-019">
            <text:p>3.76478811685529E-019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7.61745E-018">
            <text:p>7.62E-018</text:p>
          </table:table-cell>
          <table:table-cell table:formula="of:=AVERAGE([.A13:.A15])" office:value-type="float" office:value="7.95098666666667E-018">
            <text:p>7.95E-018</text:p>
          </table:table-cell>
          <table:table-cell table:formula="of:=STDEV([.A13:.A15])/3" office:value-type="float" office:value="9.72091971147982E-020">
            <text:p>9.72091971147982E-020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8.1579E-018">
            <text:p>8.16E-018</text:p>
          </table:table-cell>
          <table:table-cell table:formula="of:=AVERAGE([.A14:.A16])" office:value-type="float" office:value="8.34037E-018">
            <text:p>8.34E-018</text:p>
          </table:table-cell>
          <table:table-cell table:formula="of:=STDEV([.A14:.A16])/3" office:value-type="float" office:value="1.29221573577239E-019">
            <text:p>1.29221573577239E-019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8.07761E-018">
            <text:p>8.08E-018</text:p>
          </table:table-cell>
          <table:table-cell table:formula="of:=AVERAGE([.A15:.A17])" office:value-type="float" office:value="8.87967666666667E-018">
            <text:p>8.88E-018</text:p>
          </table:table-cell>
          <table:table-cell table:formula="of:=STDEV([.A15:.A17])/3" office:value-type="float" office:value="2.84334918993885E-019">
            <text:p>2.84334918993885E-019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8.7856E-018">
            <text:p>8.79E-018</text:p>
          </table:table-cell>
          <table:table-cell table:formula="of:=AVERAGE([.A16:.A18])" office:value-type="float" office:value="9.32816E-018">
            <text:p>9.33E-018</text:p>
          </table:table-cell>
          <table:table-cell table:formula="of:=STDEV([.A16:.A18])/3" office:value-type="float" office:value="1.67294955625619E-019">
            <text:p>1.67294955625619E-019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9.77582E-018">
            <text:p>9.78E-018</text:p>
          </table:table-cell>
          <table:table-cell table:formula="of:=AVERAGE([.A17:.A19])" office:value-type="float" office:value="7.58349666666667E-018">
            <text:p>7.58E-018</text:p>
          </table:table-cell>
          <table:table-cell table:formula="of:=STDEV([.A17:.A19])/3" office:value-type="float" office:value="1.16538941865576E-018">
            <text:p>1.16538941865576E-018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9.42306E-018">
            <text:p>9.42E-018</text:p>
          </table:table-cell>
          <table:table-cell table:formula="of:=AVERAGE([.A18:.A20])" office:value-type="float" office:value="5.31410666666667E-018">
            <text:p>5.31E-018</text:p>
          </table:table-cell>
          <table:table-cell table:formula="of:=STDEV([.A18:.A20])/3" office:value-type="float" office:value="1.19013890141881E-018">
            <text:p>1.19013890141881E-018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3.55161E-018">
            <text:p>3.55E-018</text:p>
          </table:table-cell>
          <table:table-cell table:formula="of:=AVERAGE([.A19:.A21])" office:value-type="float" office:value="3.16180666666667E-018">
            <text:p>3.16E-018</text:p>
          </table:table-cell>
          <table:table-cell table:formula="of:=STDEV([.A19:.A21])/3" office:value-type="float" office:value="1.12526803736973E-019">
            <text:p>1.12526803736973E-019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2.96765E-018">
            <text:p>2.97E-018</text:p>
          </table:table-cell>
          <table:table-cell table:formula="of:=AVERAGE([.A20:.A22])" office:value-type="float" office:value="2.91152333333333E-018">
            <text:p>2.91E-018</text:p>
          </table:table-cell>
          <table:table-cell table:formula="of:=STDEV([.A20:.A22])/3" office:value-type="float" office:value="3.1975584493543E-020">
            <text:p>3.1975584493543E-020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2.96616E-018">
            <text:p>2.97E-018</text:p>
          </table:table-cell>
          <table:table-cell table:formula="of:=AVERAGE([.A21:.A23])" office:value-type="float" office:value="2.85165E-018">
            <text:p>2.85E-018</text:p>
          </table:table-cell>
          <table:table-cell table:formula="of:=STDEV([.A21:.A23])/3" office:value-type="float" office:value="3.31242078311988E-020">
            <text:p>3.31242078311988E-020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2.80076E-018">
            <text:p>2.80E-018</text:p>
          </table:table-cell>
          <table:table-cell table:formula="of:=AVERAGE([.A22:.A24])" office:value-type="float" office:value="2.80092333333333E-018">
            <text:p>2.80E-018</text:p>
          </table:table-cell>
          <table:table-cell table:formula="of:=STDEV([.A22:.A24])/3" office:value-type="float" office:value="4.32525700371064E-021">
            <text:p>4.32525700371064E-021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2.78803E-018">
            <text:p>2.79E-018</text:p>
          </table:table-cell>
          <table:table-cell table:formula="of:=AVERAGE([.A23:.A25])" office:value-type="float" office:value="2.638E-018">
            <text:p>2.64E-018</text:p>
          </table:table-cell>
          <table:table-cell table:formula="of:=STDEV([.A23:.A25])/3" office:value-type="float" office:value="9.42103088839007E-020">
            <text:p>9.42103088839007E-020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2.81398E-018">
            <text:p>2.81E-018</text:p>
          </table:table-cell>
          <table:table-cell table:formula="of:=AVERAGE([.A24:.A26])" office:value-type="float" office:value="2.4738E-018">
            <text:p>2.47E-018</text:p>
          </table:table-cell>
          <table:table-cell table:formula="of:=STDEV([.A24:.A26])/3" office:value-type="float" office:value="9.82402851855252E-020">
            <text:p>9.82402851855252E-020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2.31199E-018">
            <text:p>2.31E-018</text:p>
          </table:table-cell>
          <table:table-cell table:formula="of:=AVERAGE([.A25:.A27])" office:value-type="float" office:value="2.28510333333333E-018">
            <text:p>2.29E-018</text:p>
          </table:table-cell>
          <table:table-cell table:formula="of:=STDEV([.A25:.A27])/3" office:value-type="float" office:value="1.10914508285202E-020">
            <text:p>1.10914508285202E-020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2.29543E-018">
            <text:p>2.30E-018</text:p>
          </table:table-cell>
          <table:table-cell table:formula="of:=AVERAGE([.A26:.A28])" office:value-type="float" office:value="2.13895666666667E-018">
            <text:p>2.14E-018</text:p>
          </table:table-cell>
          <table:table-cell table:formula="of:=STDEV([.A26:.A28])/3" office:value-type="float" office:value="7.70249143916242E-020">
            <text:p>7.70249143916242E-020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2.24789E-018">
            <text:p>2.25E-018</text:p>
          </table:table-cell>
          <table:table-cell table:formula="of:=AVERAGE([.A27:.A29])" office:value-type="float" office:value="2.02986333333333E-018">
            <text:p>2.03E-018</text:p>
          </table:table-cell>
          <table:table-cell table:formula="of:=STDEV([.A27:.A29])/3" office:value-type="float" office:value="6.48836655812482E-020">
            <text:p>6.48836655812482E-020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1.87355E-018">
            <text:p>1.87E-018</text:p>
          </table:table-cell>
          <table:table-cell table:formula="of:=AVERAGE([.A28:.A30])" office:value-type="float" office:value="1.92233E-018">
            <text:p>1.92E-018</text:p>
          </table:table-cell>
          <table:table-cell table:formula="of:=STDEV([.A28:.A30])/3" office:value-type="float" office:value="1.57898040238348E-020">
            <text:p>1.57898040238348E-020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1.96815E-018">
            <text:p>1.97E-018</text:p>
          </table:table-cell>
          <table:table-cell table:formula="of:=AVERAGE([.A29:.A31])" office:value-type="float" office:value="2.05465E-018">
            <text:p>2.05E-018</text:p>
          </table:table-cell>
          <table:table-cell table:formula="of:=STDEV([.A29:.A31])/3" office:value-type="float" office:value="6.27215181930767E-020">
            <text:p>6.27215181930767E-020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1.92529E-018">
            <text:p>1.93E-018</text:p>
          </table:table-cell>
          <table:table-cell table:formula="of:=AVERAGE([.A30:.A32])" office:value-type="float" office:value="2.15599666666667E-018">
            <text:p>2.16E-018</text:p>
          </table:table-cell>
          <table:table-cell table:formula="of:=STDEV([.A30:.A32])/3" office:value-type="float" office:value="6.65998666442888E-020">
            <text:p>6.65998666442888E-020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2.27051E-018">
            <text:p>2.27E-018</text:p>
          </table:table-cell>
          <table:table-cell table:formula="of:=AVERAGE([.A31:.A33])" office:value-type="float" office:value="2.25631E-018">
            <text:p>2.26E-018</text:p>
          </table:table-cell>
          <table:table-cell table:formula="of:=STDEV([.A31:.A33])/3" office:value-type="float" office:value="8.6878612634718E-021">
            <text:p>8.6878612634718E-021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2.27219E-018">
            <text:p>2.27E-018</text:p>
          </table:table-cell>
          <table:table-cell table:formula="of:=AVERAGE([.A32:.A34])" office:value-type="float" office:value="2.42966666666667E-018">
            <text:p>2.43E-018</text:p>
          </table:table-cell>
          <table:table-cell table:formula="of:=STDEV([.A32:.A34])/3" office:value-type="float" office:value="1.04467914283836E-019">
            <text:p>1.04467914283836E-019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2.22623E-018">
            <text:p>2.23E-018</text:p>
          </table:table-cell>
          <table:table-cell table:formula="of:=AVERAGE([.A33:.A35])" office:value-type="float" office:value="2.57878666666667E-018">
            <text:p>2.58E-018</text:p>
          </table:table-cell>
          <table:table-cell table:formula="of:=STDEV([.A33:.A35])/3" office:value-type="float" office:value="1.02460543968741E-019">
            <text:p>1.02460543968741E-019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2.79058E-018">
            <text:p>2.79E-018</text:p>
          </table:table-cell>
          <table:table-cell table:formula="of:=AVERAGE([.A34:.A36])" office:value-type="float" office:value="2.74963333333333E-018">
            <text:p>2.75E-018</text:p>
          </table:table-cell>
          <table:table-cell table:formula="of:=STDEV([.A34:.A36])/3" office:value-type="float" office:value="1.22466513941719E-020">
            <text:p>1.22466513941719E-020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2.71955E-018">
            <text:p>2.72E-018</text:p>
          </table:table-cell>
          <table:table-cell table:formula="of:=AVERAGE([.A35:.A37])" office:value-type="float" office:value="2.58233E-018">
            <text:p>2.58E-018</text:p>
          </table:table-cell>
          <table:table-cell table:formula="of:=STDEV([.A35:.A37])/3" office:value-type="float" office:value="8.48328413869168E-020">
            <text:p>8.48328413869168E-020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2.73877E-018">
            <text:p>2.74E-018</text:p>
          </table:table-cell>
          <table:table-cell table:formula="of:=AVERAGE([.A36:.A38])" office:value-type="float" office:value="2.43875666666667E-018">
            <text:p>2.44E-018</text:p>
          </table:table-cell>
          <table:table-cell table:formula="of:=STDEV([.A36:.A38])/3" office:value-type="float" office:value="8.66063934856579E-020">
            <text:p>8.66063934856579E-020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2.28867E-018">
            <text:p>2.29E-018</text:p>
          </table:table-cell>
          <table:table-cell table:formula="of:=AVERAGE([.A37:.A39])" office:value-type="float" office:value="2.28892333333333E-018">
            <text:p>2.29E-018</text:p>
          </table:table-cell>
          <table:table-cell table:formula="of:=STDEV([.A37:.A39])/3" office:value-type="float" office:value="1.03566046202037E-022">
            <text:p>1.03566046202037E-022</text:p>
          </table:table-cell>
          <table:table-cell table:number-columns-repeated="3"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2.28883E-018">
            <text:p>2.29E-018</text:p>
          </table:table-cell>
          <table:table-cell table:formula="of:=AVERAGE([.A38:.A40])" office:value-type="float" office:value="2.39786333333333E-018">
            <text:p>2.40E-018</text:p>
          </table:table-cell>
          <table:table-cell table:formula="of:=STDEV([.A38:.A40])/3" office:value-type="float" office:value="6.2823450092155E-020">
            <text:p>6.2823450092155E-020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2.28927E-018">
            <text:p>2.29E-018</text:p>
          </table:table-cell>
          <table:table-cell table:formula="of:=AVERAGE([.A39:.A41])" office:value-type="float" office:value="2.52226666666667E-018">
            <text:p>2.52E-018</text:p>
          </table:table-cell>
          <table:table-cell table:formula="of:=STDEV([.A39:.A41])/3" office:value-type="float" office:value="6.77063189512318E-020">
            <text:p>6.77063189512318E-020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2.61549E-018">
            <text:p>2.62E-018</text:p>
          </table:table-cell>
          <table:table-cell table:formula="of:=AVERAGE([.A40:.A42])" office:value-type="float" office:value="2.62912E-018">
            <text:p>2.63E-018</text:p>
          </table:table-cell>
          <table:table-cell table:formula="of:=STDEV([.A40:.A42])/3" office:value-type="float" office:value="9.54989063346337E-021">
            <text:p>9.54989063346337E-021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2.66204E-018">
            <text:p>2.66E-018</text:p>
          </table:table-cell>
          <table:table-cell table:formula="of:=AVERAGE([.A41:.A43])" office:value-type="float" office:value="2.48255333333333E-018">
            <text:p>2.48E-018</text:p>
          </table:table-cell>
          <table:table-cell table:formula="of:=STDEV([.A41:.A43])/3" office:value-type="float" office:value="8.89814450279341E-020">
            <text:p>8.89814450279341E-020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2.60983E-018">
            <text:p>2.61E-018</text:p>
          </table:table-cell>
          <table:table-cell table:formula="of:=AVERAGE([.A42:.A44])" office:value-type="float" office:value="2.29837666666667E-018">
            <text:p>2.30E-018</text:p>
          </table:table-cell>
          <table:table-cell table:formula="of:=STDEV([.A42:.A44])/3" office:value-type="float" office:value="9.05849164126207E-020">
            <text:p>9.05849164126207E-020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2.17579E-018">
            <text:p>2.18E-018</text:p>
          </table:table-cell>
          <table:table-cell table:formula="of:=AVERAGE([.A43:.A45])" office:value-type="float" office:value="2.13412333333333E-018">
            <text:p>2.13E-018</text:p>
          </table:table-cell>
          <table:table-cell table:formula="of:=STDEV([.A43:.A45])/3" office:value-type="float" office:value="1.20939458377291E-020">
            <text:p>1.20939458377291E-020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2.10951E-018">
            <text:p>2.11E-018</text:p>
          </table:table-cell>
          <table:table-cell table:formula="of:=AVERAGE([.A44:.A46])" office:value-type="float" office:value="1.97551333333333E-018">
            <text:p>1.98E-018</text:p>
          </table:table-cell>
          <table:table-cell table:formula="of:=STDEV([.A44:.A46])/3" office:value-type="float" office:value="7.95553741695636E-020">
            <text:p>7.95553741695636E-020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2.11707E-018">
            <text:p>2.12E-018</text:p>
          </table:table-cell>
          <table:table-cell table:formula="of:=AVERAGE([.A45:.A47])" office:value-type="float" office:value="1.81502666666667E-018">
            <text:p>1.82E-018</text:p>
          </table:table-cell>
          <table:table-cell table:formula="of:=STDEV([.A45:.A47])/3" office:value-type="float" office:value="8.80122424775436E-020">
            <text:p>8.80122424775436E-020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1.69996E-018">
            <text:p>1.70E-018</text:p>
          </table:table-cell>
          <table:table-cell table:formula="of:=AVERAGE([.A46:.A48])" office:value-type="float" office:value="1.68852666666667E-018">
            <text:p>1.69E-018</text:p>
          </table:table-cell>
          <table:table-cell table:formula="of:=STDEV([.A46:.A48])/3" office:value-type="float" office:value="1.85493289286622E-020">
            <text:p>1.85493289286622E-020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1.62805E-018">
            <text:p>1.63E-018</text:p>
          </table:table-cell>
          <table:table-cell table:formula="of:=AVERAGE([.A47:.A49])" office:value-type="float" office:value="1.82747666666667E-018">
            <text:p>1.83E-018</text:p>
          </table:table-cell>
          <table:table-cell table:formula="of:=STDEV([.A47:.A49])/3" office:value-type="float" office:value="8.54946333165183E-020">
            <text:p>8.54946333165183E-020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1.73757E-018">
            <text:p>1.74E-018</text:p>
          </table:table-cell>
          <table:table-cell table:formula="of:=AVERAGE([.A48:.A50])" office:value-type="float" office:value="1.9923E-018">
            <text:p>1.99E-018</text:p>
          </table:table-cell>
          <table:table-cell table:formula="of:=STDEV([.A48:.A50])/3" office:value-type="float" office:value="7.35403749272768E-020">
            <text:p>7.35403749272768E-020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2.11681E-018">
            <text:p>2.12E-018</text:p>
          </table:table-cell>
          <table:table-cell table:formula="of:=AVERAGE([.A49:.A51])" office:value-type="float" office:value="2.11232333333333E-018">
            <text:p>2.11E-018</text:p>
          </table:table-cell>
          <table:table-cell table:formula="of:=STDEV([.A49:.A51])/3" office:value-type="float" office:value="4.34423287350702E-021">
            <text:p>4.34423287350702E-021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2.12252E-018">
            <text:p>2.12E-018</text:p>
          </table:table-cell>
          <table:table-cell table:formula="of:=AVERAGE([.A50:.A52])" office:value-type="float" office:value="2.26124333333333E-018">
            <text:p>2.26E-018</text:p>
          </table:table-cell>
          <table:table-cell table:formula="of:=STDEV([.A50:.A52])/3" office:value-type="float" office:value="8.73726461347748E-020">
            <text:p>8.73726461347748E-020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2.09764E-018">
            <text:p>2.10E-018</text:p>
          </table:table-cell>
          <table:table-cell table:formula="of:=AVERAGE([.A51:.A53])" office:value-type="float" office:value="2.41137E-018">
            <text:p>2.41E-018</text:p>
          </table:table-cell>
          <table:table-cell table:formula="of:=STDEV([.A51:.A53])/3" office:value-type="float" office:value="9.05793985039276E-020">
            <text:p>9.05793985039276E-020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2.56357E-018">
            <text:p>2.56E-018</text:p>
          </table:table-cell>
          <table:table-cell table:formula="of:=AVERAGE([.A52:.A54])" office:value-type="float" office:value="2.58133666666667E-018">
            <text:p>2.58E-018</text:p>
          </table:table-cell>
          <table:table-cell table:formula="of:=STDEV([.A52:.A54])/3" office:value-type="float" office:value="7.72242933375342E-021">
            <text:p>7.72242933375342E-021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2.5729E-018">
            <text:p>2.57E-018</text:p>
          </table:table-cell>
          <table:table-cell table:formula="of:=AVERAGE([.A53:.A55])" office:value-type="float" office:value="3.02735333333333E-018">
            <text:p>3.03E-018</text:p>
          </table:table-cell>
          <table:table-cell table:formula="of:=STDEV([.A53:.A55])/3" office:value-type="float" office:value="2.52445073395148E-019">
            <text:p>2.52445073395148E-019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2.60754E-018">
            <text:p>2.61E-018</text:p>
          </table:table-cell>
          <table:table-cell table:formula="of:=AVERAGE([.A54:.A56])" office:value-type="float" office:value="3.47042333333333E-018">
            <text:p>3.47E-018</text:p>
          </table:table-cell>
          <table:table-cell table:formula="of:=STDEV([.A54:.A56])/3" office:value-type="float" office:value="2.49092975777081E-019">
            <text:p>2.49092975777081E-019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3.90162E-018">
            <text:p>3.90E-018</text:p>
          </table:table-cell>
          <table:table-cell table:formula="of:=AVERAGE([.A55:.A57])" office:value-type="float" office:value="3.90194E-018">
            <text:p>3.90E-018</text:p>
          </table:table-cell>
          <table:table-cell table:formula="of:=STDEV([.A55:.A57])/3" office:value-type="float" office:value="9.24361641590506E-023">
            <text:p>9.24361641590506E-023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3.90211E-018">
            <text:p>3.90E-018</text:p>
          </table:table-cell>
          <table:table-cell table:formula="of:=AVERAGE([.A56:.A58])" office:value-type="float" office:value="6.14716666666667E-018">
            <text:p>6.15E-018</text:p>
          </table:table-cell>
          <table:table-cell table:formula="of:=STDEV([.A56:.A58])/3" office:value-type="float" office:value="1.29618984435294E-018">
            <text:p>1.29618984435294E-018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3.90209E-018">
            <text:p>3.90E-018</text:p>
          </table:table-cell>
          <table:table-cell table:formula="of:=AVERAGE([.A57:.A59])" office:value-type="float" office:value="8.38826333333333E-018">
            <text:p>8.39E-018</text:p>
          </table:table-cell>
          <table:table-cell table:formula="of:=STDEV([.A57:.A59])/3" office:value-type="float" office:value="1.29504820952878E-018">
            <text:p>1.29504820952878E-018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1.06373E-017">
            <text:p>1.06E-017</text:p>
          </table:table-cell>
          <table:table-cell table:formula="of:=AVERAGE([.A58:.A60])" office:value-type="float" office:value="1.05890666666667E-017">
            <text:p>1.06E-017</text:p>
          </table:table-cell>
          <table:table-cell table:formula="of:=STDEV([.A58:.A60])/3" office:value-type="float" office:value="2.44927275676618E-020">
            <text:p>2.44927275676618E-020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1.06254E-017">
            <text:p>1.06E-017</text:p>
          </table:table-cell>
          <table:table-cell table:formula="of:=AVERAGE([.A59:.A61])" office:value-type="float" office:value="1.18328333333333E-017">
            <text:p>1.18E-017</text:p>
          </table:table-cell>
          <table:table-cell table:formula="of:=STDEV([.A59:.A61])/3" office:value-type="float" office:value="7.32290064215095E-019">
            <text:p>7.32290064215095E-019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1.05045E-017">
            <text:p>1.05E-017</text:p>
          </table:table-cell>
          <table:table-cell table:formula="of:=AVERAGE([.A60:.A62])" office:value-type="float" office:value="1.30913E-017">
            <text:p>1.31E-017</text:p>
          </table:table-cell>
          <table:table-cell table:formula="of:=STDEV([.A60:.A62])/3" office:value-type="float" office:value="7.4676412236023E-019">
            <text:p>7.4676412236023E-019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1.43686E-017">
            <text:p>1.44E-017</text:p>
          </table:table-cell>
          <table:table-cell table:formula="of:=AVERAGE([.A61:.A63])" office:value-type="float" office:value="1.43949E-017">
            <text:p>1.44E-017</text:p>
          </table:table-cell>
          <table:table-cell table:formula="of:=STDEV([.A61:.A63])/3" office:value-type="float" office:value="7.96750344280483E-021">
            <text:p>7.96750344280483E-021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1.44008E-017">
            <text:p>1.44E-017</text:p>
          </table:table-cell>
          <table:table-cell table:formula="of:=AVERAGE([.A62:.A64])" office:value-type="float" office:value="1.46894666666667E-017">
            <text:p>1.47E-017</text:p>
          </table:table-cell>
          <table:table-cell table:formula="of:=STDEV([.A62:.A64])/3" office:value-type="float" office:value="1.6249396000171E-019">
            <text:p>1.6249396000171E-019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1.44153E-017">
            <text:p>1.44E-017</text:p>
          </table:table-cell>
          <table:table-cell table:formula="of:=AVERAGE([.A63:.A65])" office:value-type="float" office:value="1.50481666666667E-017">
            <text:p>1.50E-017</text:p>
          </table:table-cell>
          <table:table-cell table:formula="of:=STDEV([.A63:.A65])/3" office:value-type="float" office:value="1.86488442696215E-019">
            <text:p>1.86488442696215E-019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1.52523E-017">
            <text:p>1.53E-017</text:p>
          </table:table-cell>
          <table:table-cell table:formula="of:=AVERAGE([.A64:.A66])" office:value-type="float" office:value="1.53748333333333E-017">
            <text:p>1.54E-017</text:p>
          </table:table-cell>
          <table:table-cell table:formula="of:=STDEV([.A64:.A66])/3" office:value-type="float" office:value="3.78967212497527E-020">
            <text:p>3.78967212497527E-020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1.54769E-017">
            <text:p>1.55E-017</text:p>
          </table:table-cell>
          <table:table-cell table:formula="of:=AVERAGE([.A65:.A67])" office:value-type="float" office:value="1.51433666666667E-017">
            <text:p>1.51E-017</text:p>
          </table:table-cell>
          <table:table-cell table:formula="of:=STDEV([.A65:.A67])/3" office:value-type="float" office:value="1.69555973495917E-019">
            <text:p>1.69555973495917E-019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1.53953E-017">
            <text:p>1.54E-017</text:p>
          </table:table-cell>
          <table:table-cell table:formula="of:=AVERAGE([.A66:.A68])" office:value-type="float" office:value="1.46775333333333E-017">
            <text:p>1.47E-017</text:p>
          </table:table-cell>
          <table:table-cell table:formula="of:=STDEV([.A66:.A68])/3" office:value-type="float" office:value="2.22019094107125E-019">
            <text:p>2.22019094107125E-019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1.45579E-017">
            <text:p>1.46E-017</text:p>
          </table:table-cell>
          <table:table-cell table:formula="of:=AVERAGE([.A67:.A69])" office:value-type="float" office:value="1.43560333333333E-017">
            <text:p>1.44E-017</text:p>
          </table:table-cell>
          <table:table-cell table:formula="of:=STDEV([.A67:.A69])/3" office:value-type="float" office:value="8.26190073189605E-020">
            <text:p>8.26190073189605E-020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1.40794E-017">
            <text:p>1.41E-017</text:p>
          </table:table-cell>
          <table:table-cell table:formula="of:=AVERAGE([.A68:.A70])" office:value-type="float" office:value="1.30976666666667E-017">
            <text:p>1.31E-017</text:p>
          </table:table-cell>
          <table:table-cell table:formula="of:=STDEV([.A68:.A70])/3" office:value-type="float" office:value="6.70806003860144E-019">
            <text:p>6.70806003860144E-019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1.44308E-017">
            <text:p>1.44E-017</text:p>
          </table:table-cell>
          <table:table-cell table:formula="of:=AVERAGE([.A69:.A71])" office:value-type="float" office:value="1.20746333333333E-017">
            <text:p>1.21E-017</text:p>
          </table:table-cell>
          <table:table-cell table:formula="of:=STDEV([.A69:.A71])/3" office:value-type="float" office:value="6.8122276364175E-019">
            <text:p>6.8122276364175E-019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office:value-type="float" office:value="1.07828E-017">
            <text:p>1.08E-017</text:p>
          </table:table-cell>
          <table:table-cell table:formula="of:=AVERAGE([.A70:.A72])" office:value-type="float" office:value="1.09716333333333E-017">
            <text:p>1.10E-017</text:p>
          </table:table-cell>
          <table:table-cell table:formula="of:=STDEV([.A70:.A72])/3" office:value-type="float" office:value="5.75920358434447E-020">
            <text:p>5.75920358434447E-020</text:p>
          </table:table-cell>
          <table:table-cell table:style-name="ce3" table:number-columns-repeated="2"/>
          <table:table-cell/>
          <table:table-cell table:formula="of:=MOD(ROW();3)" office:value-type="float" office:value="1">
            <text:p>1</text:p>
          </table:table-cell>
        </table:table-row>
        <table:table-row table:style-name="ro1" table:visibility="filter">
          <table:table-cell office:value-type="float" office:value="1.10103E-017">
            <text:p>1.10E-017</text:p>
          </table:table-cell>
          <table:table-cell table:formula="of:=AVERAGE([.A71:.A73])" office:value-type="float" office:value="1.106605E-017">
            <text:p>1.11E-017</text:p>
          </table:table-cell>
          <table:table-cell table:formula="of:=STDEV([.A71:.A73])/3" office:value-type="float" office:value="2.62808020341E-020">
            <text:p>2.62808020341E-020</text:p>
          </table:table-cell>
          <table:table-cell table:style-name="ce3" table:number-columns-repeated="2"/>
          <table:table-cell/>
          <table:table-cell table:formula="of:=MOD(ROW();3)" office:value-type="float" office:value="2">
            <text:p>2</text:p>
          </table:table-cell>
        </table:table-row>
        <table:table-row table:style-name="ro1" table:visibility="filter">
          <table:table-cell office:value-type="float" office:value="1.11218E-017">
            <text:p>1.11E-017</text:p>
          </table:table-cell>
          <table:table-cell table:formula="of:=AVERAGE([.A72:.A74])" office:value-type="float" office:value="1.11218E-017">
            <text:p>1.11E-017</text:p>
          </table:table-cell>
          <table:table-cell table:formula="of:=STDEV([.A72:.A74])/3" office:value-type="float" office:value="0">
            <text:p>#DIV/0!</text:p>
          </table:table-cell>
          <table:table-cell table:style-name="ce3" table:number-columns-repeated="2"/>
          <table:table-cell/>
          <table:table-cell table:formula="of:=MOD(ROW();3)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 table:number-rows-repeated="36">
          <table:table-cell table:number-columns-repeated="3"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 table:number-rows-repeated="36">
          <table:table-cell table:number-columns-repeated="3"/>
          <table:table-cell table:style-name="ce3" table:number-columns-repeated="2"/>
          <table:table-cell table:number-columns-repeated="2"/>
        </table:table-row>
        <table:table-row table:style-name="ro1" table:number-rows-repeated="10484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4" table:style-name="ta1">
        <table:shapes>
          <draw:frame draw:z-index="0" draw:style-name="gr1" svg:width="9.7413in" svg:height="5.9531in" svg:x="0in" svg:y="6.0732in">
            <draw:object draw:notify-on-update-of-ranges="Sheet4.C1:Sheet4.C6 Sheet4.D1:Sheet4.D1 Sheet4.A1:Sheet4.A6 Sheet4.B1:Sheet4.B6 Sheet4.B1:Sheet4.B6 Sheet4.C7:Sheet4.C12 Sheet4.D7:Sheet4.D7 Sheet4.A7:Sheet4.A12 Sheet4.B7:Sheet4.B12 Sheet4.B7:Sheet4.B12 Sheet4.C13:Sheet4.C18 Sheet4.D13:Sheet4.D13 Sheet4.A13:Sheet4.A18 Sheet4.B13:Sheet4.B18 Sheet4.B13:Sheet4.B18 Sheet4.C19:Sheet4.C24 Sheet4.D19:Sheet4.D19 Sheet4.A19:Sheet4.A24 Sheet4.B19:Sheet4.B24 Sheet4.B19:Sheet4.B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float" office:value="1.92709933333333E-017">
            <text:p>1.93E-017</text:p>
          </table:table-cell>
          <table:table-cell office:value-type="float" office:value="3.50096208634353E-018">
            <text:p>3.50096208634353E-018</text:p>
          </table:table-cell>
          <table:table-cell table:formula="of:=MOD((ROW()-1)*30;180)" office:value-type="float" office:value="0">
            <text:p>0</text:p>
          </table:table-cell>
          <table:table-cell table:style-name="ce1" office:value-type="string">
            <text:p>Length 20nm, radius 50nm</text:p>
          </table:table-cell>
        </table:table-row>
        <table:table-row table:style-name="ro1">
          <table:table-cell office:value-type="float" office:value="9.64308333333333E-018">
            <text:p>9.64E-018</text:p>
          </table:table-cell>
          <table:table-cell office:value-type="float" office:value="2.34137927354638E-019">
            <text:p>2.34137927354638E-019</text:p>
          </table:table-cell>
          <table:table-cell table:formula="of:=MOD((ROW()-1)*30;180)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.24448666666667E-018">
            <text:p>8.24E-018</text:p>
          </table:table-cell>
          <table:table-cell office:value-type="float" office:value="1.03548354262008E-019">
            <text:p>1.03548354262008E-019</text:p>
          </table:table-cell>
          <table:table-cell table:formula="of:=MOD((ROW()-1)*30;180)"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.85200666666667E-018">
            <text:p>5.85E-018</text:p>
          </table:table-cell>
          <table:table-cell office:value-type="float" office:value="6.72458983741622E-020">
            <text:p>6.72458983741622E-020</text:p>
          </table:table-cell>
          <table:table-cell table:formula="of:=MOD((ROW()-1)*30;180)"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7.95098666666667E-018">
            <text:p>7.95E-018</text:p>
          </table:table-cell>
          <table:table-cell office:value-type="float" office:value="9.72091971147982E-020">
            <text:p>9.72091971147982E-020</text:p>
          </table:table-cell>
          <table:table-cell table:formula="of:=MOD((ROW()-1)*30;180)"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9.32816E-018">
            <text:p>9.33E-018</text:p>
          </table:table-cell>
          <table:table-cell office:value-type="float" office:value="1.67294955625619E-019">
            <text:p>1.67294955625619E-019</text:p>
          </table:table-cell>
          <table:table-cell table:formula="of:=MOD((ROW()-1)*30;180)"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3.16180666666667E-018">
            <text:p>3.16E-018</text:p>
          </table:table-cell>
          <table:table-cell office:value-type="float" office:value="1.12526803736973E-019">
            <text:p>1.12526803736973E-019</text:p>
          </table:table-cell>
          <table:table-cell table:formula="of:=MOD((ROW()-1)*30;180)" office:value-type="float" office:value="0">
            <text:p>0</text:p>
          </table:table-cell>
          <table:table-cell office:value-type="string">
            <text:p>Length 20nm, radius 20nm</text:p>
          </table:table-cell>
        </table:table-row>
        <table:table-row table:style-name="ro1">
          <table:table-cell office:value-type="float" office:value="2.80092333333333E-018">
            <text:p>2.80E-018</text:p>
          </table:table-cell>
          <table:table-cell office:value-type="float" office:value="4.32525700371064E-021">
            <text:p>4.32525700371064E-021</text:p>
          </table:table-cell>
          <table:table-cell table:formula="of:=MOD((ROW()-1)*30;180)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2.28510333333333E-018">
            <text:p>2.29E-018</text:p>
          </table:table-cell>
          <table:table-cell office:value-type="float" office:value="1.10914508285202E-020">
            <text:p>1.10914508285202E-020</text:p>
          </table:table-cell>
          <table:table-cell table:formula="of:=MOD((ROW()-1)*30;180)"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.92233E-018">
            <text:p>1.92E-018</text:p>
          </table:table-cell>
          <table:table-cell office:value-type="float" office:value="1.57898040238348E-020">
            <text:p>1.57898040238348E-020</text:p>
          </table:table-cell>
          <table:table-cell table:formula="of:=MOD((ROW()-1)*30;180)"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.25631E-018">
            <text:p>2.26E-018</text:p>
          </table:table-cell>
          <table:table-cell office:value-type="float" office:value="8.6878612634718E-021">
            <text:p>8.6878612634718E-021</text:p>
          </table:table-cell>
          <table:table-cell table:formula="of:=MOD((ROW()-1)*30;180)"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.74963333333333E-018">
            <text:p>2.75E-018</text:p>
          </table:table-cell>
          <table:table-cell office:value-type="float" office:value="1.22466513941718E-020">
            <text:p>1.22466513941718E-020</text:p>
          </table:table-cell>
          <table:table-cell table:formula="of:=MOD((ROW()-1)*30;180)"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2.28892333333333E-018">
            <text:p>2.29E-018</text:p>
          </table:table-cell>
          <table:table-cell office:value-type="float" office:value="1.03566046202037E-022">
            <text:p>1.03566046202037E-022</text:p>
          </table:table-cell>
          <table:table-cell table:formula="of:=MOD((ROW()-1)*30;180)" office:value-type="float" office:value="0">
            <text:p>0</text:p>
          </table:table-cell>
          <table:table-cell office:value-type="string">
            <text:p>Length 40nm, radius 10nm</text:p>
          </table:table-cell>
        </table:table-row>
        <table:table-row table:style-name="ro1">
          <table:table-cell office:value-type="float" office:value="2.62912E-018">
            <text:p>2.63E-018</text:p>
          </table:table-cell>
          <table:table-cell office:value-type="float" office:value="9.5498906334634E-021">
            <text:p>9.5498906334634E-021</text:p>
          </table:table-cell>
          <table:table-cell table:formula="of:=MOD((ROW()-1)*30;180)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2.13412333333333E-018">
            <text:p>2.13E-018</text:p>
          </table:table-cell>
          <table:table-cell office:value-type="float" office:value="1.20939458377291E-020">
            <text:p>1.20939458377291E-020</text:p>
          </table:table-cell>
          <table:table-cell table:formula="of:=MOD((ROW()-1)*30;180)"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.68852666666667E-018">
            <text:p>1.69E-018</text:p>
          </table:table-cell>
          <table:table-cell office:value-type="float" office:value="1.85493289286622E-020">
            <text:p>1.85493289286622E-020</text:p>
          </table:table-cell>
          <table:table-cell table:formula="of:=MOD((ROW()-1)*30;180)"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.11232333333333E-018">
            <text:p>2.11E-018</text:p>
          </table:table-cell>
          <table:table-cell office:value-type="float" office:value="4.34423287350702E-021">
            <text:p>4.34423287350702E-021</text:p>
          </table:table-cell>
          <table:table-cell table:formula="of:=MOD((ROW()-1)*30;180)"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.58133666666667E-018">
            <text:p>2.58E-018</text:p>
          </table:table-cell>
          <table:table-cell office:value-type="float" office:value="7.72242933375342E-021">
            <text:p>7.72242933375342E-021</text:p>
          </table:table-cell>
          <table:table-cell table:formula="of:=MOD((ROW()-1)*30;180)"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3.90194E-018">
            <text:p>3.90E-018</text:p>
          </table:table-cell>
          <table:table-cell office:value-type="float" office:value="9.24361641590506E-023">
            <text:p>9.24361641590506E-023</text:p>
          </table:table-cell>
          <table:table-cell table:formula="of:=MOD((ROW()-1)*30;180)" office:value-type="float" office:value="0">
            <text:p>0</text:p>
          </table:table-cell>
          <table:table-cell office:value-type="string">
            <text:p>Length 100nm, radius 10nm</text:p>
          </table:table-cell>
        </table:table-row>
        <table:table-row table:style-name="ro1">
          <table:table-cell office:value-type="float" office:value="1.05890666666667E-017">
            <text:p>1.06E-017</text:p>
          </table:table-cell>
          <table:table-cell office:value-type="float" office:value="2.44927275676618E-020">
            <text:p>2.44927275676618E-020</text:p>
          </table:table-cell>
          <table:table-cell table:formula="of:=MOD((ROW()-1)*30;180)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.43949E-017">
            <text:p>1.44E-017</text:p>
          </table:table-cell>
          <table:table-cell office:value-type="float" office:value="7.96750344280483E-021">
            <text:p>7.96750344280483E-021</text:p>
          </table:table-cell>
          <table:table-cell table:formula="of:=MOD((ROW()-1)*30;180)"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.53748333333333E-017">
            <text:p>1.54E-017</text:p>
          </table:table-cell>
          <table:table-cell office:value-type="float" office:value="3.78967212497527E-020">
            <text:p>3.78967212497527E-020</text:p>
          </table:table-cell>
          <table:table-cell table:formula="of:=MOD((ROW()-1)*30;180)"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.43560333333333E-017">
            <text:p>1.44E-017</text:p>
          </table:table-cell>
          <table:table-cell office:value-type="float" office:value="8.26190073189605E-020">
            <text:p>8.26190073189605E-020</text:p>
          </table:table-cell>
          <table:table-cell table:formula="of:=MOD((ROW()-1)*30;180)"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.09716333333333E-017">
            <text:p>1.10E-017</text:p>
          </table:table-cell>
          <table:table-cell office:value-type="float" office:value="5.75920358434447E-020">
            <text:p>5.75920358434447E-020</text:p>
          </table:table-cell>
          <table:table-cell table:formula="of:=MOD((ROW()-1)*30;180)" office:value-type="float" office:value="150">
            <text:p>15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J1:Sheet1.J96" table:orientation="column">
          <table:filter>
            <table:filter-or>
              <table:filter-condition table:field-number="9" table:data-type="number" table:value="1" table:operator="="/>
            </table:filter-or>
          </table:filter>
        </table:database-range>
        <table:database-range table:name="__Anonymous_Sheet_DB__2" table:target-range-address="homogeneous.G1:homogeneous.G72" table:contains-header="false" table:orientation="column">
          <table:filter>
            <table:filter-or>
              <table:filter-condition table:field-number="6" table:value="1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0/00/0000</text:date>, <text:time style:data-style-name="N2" text:time-value="0000-00-00T17:31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4T13:32:00</meta:creation-date>
    <dc:date>2013-02-18T19:12:27</dc:date>
    <meta:editing-duration>PT55M33S</meta:editing-duration>
    <meta:editing-cycles>6</meta:editing-cycles>
    <meta:generator>LibreOffice/3.6$Linux_X86_64 LibreOffice_project/360m1$Build-2</meta:generator>
    <meta:document-statistic meta:table-count="4" meta:cell-count="13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.4E-01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category="cell-range"/>
    </style:style>
    <style:style style:name="ch13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error-upper-indicator="true" chart:error-lower-indicator="true" chart:error-category="cell-rang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781cm" svg:height="15.341cm" xlink:href=".." xlink:type="simple" chart:class="chart:scatter" chart:style-name="ch1">
        <chart:title svg:x="5.507cm" svg:y="0.442cm" chart:style-name="ch2">
          <text:p>Preferred Orientation of Particles with Homeotropic Surface Anchoring</text:p>
        </chart:title>
        <chart:subtitle svg:x="6.393cm" svg:y="1.527cm" chart:style-name="ch3">
          <text:p>Aspect Ratios 1/5, 1/2, 2 and 5. Bulk Director in Z direction (theta = 0)</text:p>
        </chart:subtitle>
        <chart:legend chart:legend-position="end" svg:x="19.766cm" svg:y="6.624cm" style:legend-expansion="high" chart:style-name="ch4"/>
        <chart:plot-area chart:style-name="ch5" table:cell-range-address="Sheet2.C1:Sheet2.C6 Sheet2.A1:Sheet2.A1 Sheet2.G1:Sheet2.G24 Sheet2.A7:Sheet2.A7 Sheet2.A13:Sheet2.A13 Sheet2.A19:Sheet2.A19" chart:data-source-has-labels="row" svg:x="1.506cm" svg:y="2.822cm" svg:width="17.27cm" svg:height="11.232cm">
          <chartooo:coordinate-region svg:x="3.133cm" svg:y="3.021cm" svg:width="15.363cm" svg:height="10.386cm"/>
          <chart:axis chart:dimension="x" chart:name="primary-x" chart:style-name="ch6">
            <chart:title svg:x="8.457cm" svg:y="14.36cm" chart:style-name="ch7">
              <text:p>Polar angle theta / deg</text:p>
            </chart:title>
          </chart:axis>
          <chart:axis chart:dimension="y" chart:name="primary-y" chart:style-name="ch8">
            <chart:title svg:x="0.451cm" svg:y="9.196cm" chart:style-name="ch9">
              <text:p>Energy / J</text:p>
            </chart:title>
            <chart:grid chart:style-name="ch10" chart:class="major"/>
          </chart:axis>
          <chart:series chart:style-name="ch11" chart:values-cell-range-address="Sheet2.G1:Sheet2.G6" chart:label-cell-address="Sheet2.A1:Sheet2.A1" chart:class="chart:scatter">
            <chart:domain table:cell-range-address="Sheet2.C1:Sheet2.C6"/>
            <chart:error-indicator chart:style-name="ch12" chart:dimension="y"/>
            <chart:data-point chart:repeated="6"/>
          </chart:series>
          <chart:series chart:style-name="ch13" chart:values-cell-range-address="Sheet2.G7:Sheet2.G12" chart:label-cell-address="Sheet2.A7:Sheet2.A7" chart:class="chart:scatter">
            <chart:domain table:cell-range-address="Sheet2.C7:Sheet2.C12"/>
            <chart:error-indicator chart:style-name="ch12" chart:dimension="y"/>
            <chart:data-point chart:repeated="6"/>
          </chart:series>
          <chart:series chart:style-name="ch14" chart:values-cell-range-address="Sheet2.G13:Sheet2.G18" chart:label-cell-address="Sheet2.A13:Sheet2.A13" chart:class="chart:scatter">
            <chart:domain table:cell-range-address="Sheet2.C13:Sheet2.C18"/>
            <chart:error-indicator chart:style-name="ch12" chart:dimension="y"/>
            <chart:data-point chart:repeated="6"/>
          </chart:series>
          <chart:series chart:style-name="ch15" chart:values-cell-range-address="Sheet2.G19:Sheet2.G24" chart:label-cell-address="Sheet2.A19:Sheet2.A19" chart:class="chart:scatter">
            <chart:domain table:cell-range-address="Sheet2.C19:Sheet2.C24"/>
            <chart:error-indicator chart:style-name="ch12" chart:dimension="y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ength 20nm, radius 50nm</text:p>
                <draw:g>
                  <svg:desc>Sheet2.A1:Sheet2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ength 20nm, radius 20nm</text:p>
                <draw:g>
                  <svg:desc>Sheet2.A7:Sheet2.A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ength 40nm, radius 10nm</text:p>
                <draw:g>
                  <svg:desc>Sheet2.A13:Sheet2.A1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ength 100nm, radius 10nm</text:p>
                <draw:g>
                  <svg:desc>Sheet2.A19:Sheet2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1:Sheet2.C6</svg:desc>
                </draw:g>
              </table:table-cell>
              <table:table-cell office:value-type="float" office:value="6.82806666666667E-018">
                <text:p>6.82806666666667E-018</text:p>
                <draw:g>
                  <svg:desc>Sheet2.G1:Sheet2.G6</svg:desc>
                </draw:g>
              </table:table-cell>
              <table:table-cell office:value-type="float" office:value="0">
                <text:p>0</text:p>
                <draw:g>
                  <svg:desc>Sheet2.C7:Sheet2.C12</svg:desc>
                </draw:g>
              </table:table-cell>
              <table:table-cell office:value-type="float" office:value="3.20392333333333E-018">
                <text:p>3.20392333333333E-018</text:p>
                <draw:g>
                  <svg:desc>Sheet2.G7:Sheet2.G12</svg:desc>
                </draw:g>
              </table:table-cell>
              <table:table-cell office:value-type="float" office:value="0">
                <text:p>0</text:p>
                <draw:g>
                  <svg:desc>Sheet2.C13:Sheet2.C18</svg:desc>
                </draw:g>
              </table:table-cell>
              <table:table-cell office:value-type="float" office:value="2.68787333333333E-018">
                <text:p>2.68787333333333E-018</text:p>
                <draw:g>
                  <svg:desc>Sheet2.G13:Sheet2.G18</svg:desc>
                </draw:g>
              </table:table-cell>
              <table:table-cell office:value-type="float" office:value="0">
                <text:p>0</text:p>
                <draw:g>
                  <svg:desc>Sheet2.C19:Sheet2.C24</svg:desc>
                </draw:g>
              </table:table-cell>
              <table:table-cell office:value-type="float" office:value="4.44684333333333E-018">
                <text:p>4.44684333333333E-018</text:p>
                <draw:g>
                  <svg:desc>Sheet2.G19:Sheet2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6.08071E-018">
                <text:p>6.08071E-018</text:p>
              </table:table-cell>
              <table:table-cell office:value-type="float" office:value="30">
                <text:p>30</text:p>
              </table:table-cell>
              <table:table-cell office:value-type="float" office:value="2.41106666666667E-018">
                <text:p>2.41106666666667E-018</text:p>
              </table:table-cell>
              <table:table-cell office:value-type="float" office:value="30">
                <text:p>30</text:p>
              </table:table-cell>
              <table:table-cell office:value-type="float" office:value="2.22692E-018">
                <text:p>2.22692E-018</text:p>
              </table:table-cell>
              <table:table-cell office:value-type="float" office:value="30">
                <text:p>30</text:p>
              </table:table-cell>
              <table:table-cell office:value-type="float" office:value="5.56068E-018">
                <text:p>5.56068E-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6.40353333333333E-018">
                <text:p>6.40353333333333E-018</text:p>
              </table:table-cell>
              <table:table-cell office:value-type="float" office:value="60">
                <text:p>60</text:p>
              </table:table-cell>
              <table:table-cell office:value-type="float" office:value="2.45245666666667E-018">
                <text:p>2.45245666666667E-018</text:p>
              </table:table-cell>
              <table:table-cell office:value-type="float" office:value="60">
                <text:p>60</text:p>
              </table:table-cell>
              <table:table-cell office:value-type="float" office:value="1.86431333333333E-018">
                <text:p>1.86431333333333E-018</text:p>
              </table:table-cell>
              <table:table-cell office:value-type="float" office:value="60">
                <text:p>60</text:p>
              </table:table-cell>
              <table:table-cell office:value-type="float" office:value="7.14875333333333E-018">
                <text:p>7.14875333333333E-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.13121333333333E-017">
                <text:p>1.13121333333333E-017</text:p>
              </table:table-cell>
              <table:table-cell office:value-type="float" office:value="90">
                <text:p>90</text:p>
              </table:table-cell>
              <table:table-cell office:value-type="float" office:value="3.12523E-018">
                <text:p>3.12523E-018</text:p>
              </table:table-cell>
              <table:table-cell office:value-type="float" office:value="90">
                <text:p>90</text:p>
              </table:table-cell>
              <table:table-cell office:value-type="float" office:value="2.16519333333333E-018">
                <text:p>2.16519333333333E-018</text:p>
              </table:table-cell>
              <table:table-cell office:value-type="float" office:value="90">
                <text:p>90</text:p>
              </table:table-cell>
              <table:table-cell office:value-type="float" office:value="1.13844633333333E-017">
                <text:p>1.13844633333333E-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6.83152333333333E-018">
                <text:p>6.83152333333333E-018</text:p>
              </table:table-cell>
              <table:table-cell office:value-type="float" office:value="120">
                <text:p>120</text:p>
              </table:table-cell>
              <table:table-cell office:value-type="float" office:value="2.41930666666667E-018">
                <text:p>2.41930666666667E-018</text:p>
              </table:table-cell>
              <table:table-cell office:value-type="float" office:value="120">
                <text:p>120</text:p>
              </table:table-cell>
              <table:table-cell office:value-type="float" office:value="1.84713333333333E-018">
                <text:p>1.84713333333333E-018</text:p>
              </table:table-cell>
              <table:table-cell office:value-type="float" office:value="120">
                <text:p>120</text:p>
              </table:table-cell>
              <table:table-cell office:value-type="float" office:value="6.6708E-018">
                <text:p>6.6708E-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6.09257E-018">
                <text:p>6.09257E-018</text:p>
              </table:table-cell>
              <table:table-cell office:value-type="float" office:value="150">
                <text:p>150</text:p>
              </table:table-cell>
              <table:table-cell office:value-type="float" office:value="2.41302666666667E-018">
                <text:p>2.41302666666667E-018</text:p>
              </table:table-cell>
              <table:table-cell office:value-type="float" office:value="150">
                <text:p>150</text:p>
              </table:table-cell>
              <table:table-cell office:value-type="float" office:value="2.24922666666667E-018">
                <text:p>2.24922666666667E-018</text:p>
              </table:table-cell>
              <table:table-cell office:value-type="float" office:value="150">
                <text:p>150</text:p>
              </table:table-cell>
              <table:table-cell office:value-type="float" office:value="5.65507666666667E-018">
                <text:p>5.65507666666667E-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25cm" svg:stroke-color="#b3b3b3"/>
    </style:style>
    <style:style style:name="ch11" style:family="chart" style:data-style-name="N6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4.B1:Sheet4.B6" chart:error-lower-range="Sheet4.B1:Sheet4.B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category="cell-range"/>
      <style:graphic-properties svg:stroke-width="0.025cm"/>
    </style:style>
    <style:style style:name="ch13" style:family="chart" style:data-style-name="N6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Sheet4.B7:Sheet4.B12" chart:error-lower-range="Sheet4.B7:Sheet4.B12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Sheet4.B13:Sheet4.B18" chart:error-lower-range="Sheet4.B13:Sheet4.B18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up" chart:symbol-width="0.25cm" chart:symbol-height="0.25cm" chart:error-upper-indicator="true" chart:error-lower-indicator="true" chart:error-category="cell-range" chart:error-upper-range="Sheet4.B19:Sheet4.B24" chart:error-lower-range="Sheet4.B19:Sheet4.B24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width="0.025cm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744cm" svg:height="15.122cm" xlink:href=".." xlink:type="simple" chart:class="chart:scatter" chart:style-name="ch1">
        <chart:title svg:x="4.775cm" svg:y="0.438cm" chart:style-name="ch2">
          <text:p>Preferred Orientation of Single Particle with Homogeneous Surface Anchoring</text:p>
        </chart:title>
        <chart:subtitle svg:x="6.375cm" svg:y="1.519cm" chart:style-name="ch3">
          <text:p>Aspect Ratios 1/5, 1/2, 2 and 5. Bulk Director in Z direction (theta = 0)</text:p>
        </chart:subtitle>
        <chart:legend chart:legend-position="end" svg:x="19.729cm" svg:y="6.515cm" style:legend-expansion="high" chart:style-name="ch4"/>
        <chart:plot-area chart:style-name="ch5" table:cell-range-address="Sheet4.C1:Sheet4.C6 Sheet4.D1:Sheet4.D1 Sheet4.A1:Sheet4.A24 Sheet4.D7:Sheet4.D7 Sheet4.D13:Sheet4.D13 Sheet4.D19:Sheet4.D19" chart:data-source-has-labels="row" svg:x="1.505cm" svg:y="2.806cm" svg:width="17.236cm" svg:height="11.033cm">
          <chartooo:coordinate-region svg:x="3.423cm" svg:y="3.005cm" svg:width="15.038cm" svg:height="10.187cm"/>
          <chart:axis chart:dimension="x" chart:name="primary-x" chart:style-name="ch6">
            <chart:title svg:x="8.439cm" svg:y="14.141cm" chart:style-name="ch7">
              <text:p>Polar Angle theta / deg</text:p>
            </chart:title>
          </chart:axis>
          <chart:axis chart:dimension="y" chart:name="primary-y" chart:style-name="ch8">
            <chart:title svg:x="0.451cm" svg:y="9.08cm" chart:style-name="ch9">
              <text:p>Energy / J</text:p>
            </chart:title>
            <chart:grid chart:style-name="ch10" chart:class="major"/>
          </chart:axis>
          <chart:series chart:style-name="ch11" chart:values-cell-range-address="Sheet4.A1:Sheet4.A6" chart:label-cell-address="Sheet4.D1:Sheet4.D1" chart:class="chart:scatter">
            <chart:domain table:cell-range-address="Sheet4.C1:Sheet4.C6"/>
            <chart:error-indicator chart:error-upper-range="Sheet4.B1:Sheet4.B6" chart:error-lower-range="Sheet4.B1:Sheet4.B6" chart:style-name="ch12" chart:dimension="y"/>
            <chart:data-point chart:repeated="6"/>
          </chart:series>
          <chart:series chart:style-name="ch13" chart:values-cell-range-address="Sheet4.A7:Sheet4.A12" chart:label-cell-address="Sheet4.D7:Sheet4.D7" chart:class="chart:scatter">
            <chart:domain table:cell-range-address="Sheet4.C7:Sheet4.C12"/>
            <chart:error-indicator chart:error-upper-range="Sheet4.B7:Sheet4.B12" chart:error-lower-range="Sheet4.B7:Sheet4.B12" chart:style-name="ch12" chart:dimension="y"/>
            <chart:data-point chart:repeated="6"/>
          </chart:series>
          <chart:series chart:style-name="ch14" chart:values-cell-range-address="Sheet4.A13:Sheet4.A18" chart:label-cell-address="Sheet4.D13:Sheet4.D13" chart:class="chart:scatter">
            <chart:domain table:cell-range-address="Sheet4.C13:Sheet4.C18"/>
            <chart:error-indicator chart:error-upper-range="Sheet4.B13:Sheet4.B18" chart:error-lower-range="Sheet4.B13:Sheet4.B18" chart:style-name="ch12" chart:dimension="y"/>
            <chart:data-point chart:repeated="6"/>
          </chart:series>
          <chart:series chart:style-name="ch15" chart:values-cell-range-address="Sheet4.A19:Sheet4.A24" chart:label-cell-address="Sheet4.D19:Sheet4.D19" chart:class="chart:scatter">
            <chart:domain table:cell-range-address="Sheet4.C19:Sheet4.C24"/>
            <chart:error-indicator chart:error-upper-range="Sheet4.B19:Sheet4.B24" chart:error-lower-range="Sheet4.B19:Sheet4.B24" chart:style-name="ch12" chart:dimension="y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ength 20nm, radius 50nm</text:p>
                <draw:g>
                  <svg:desc>Sheet4.D1:Sheet4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Length 20nm, radius 20nm</text:p>
                <draw:g>
                  <svg:desc>Sheet4.D7:Sheet4.D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Length 40nm, radius 10nm</text:p>
                <draw:g>
                  <svg:desc>Sheet4.D13:Sheet4.D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Length 100nm, radius 10nm</text:p>
                <draw:g>
                  <svg:desc>Sheet4.D19:Sheet4.D1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C1:Sheet4.C6</svg:desc>
                </draw:g>
              </table:table-cell>
              <table:table-cell office:value-type="float" office:value="1.92709933333333E-017">
                <text:p>1.92709933333333E-017</text:p>
                <draw:g>
                  <svg:desc>Sheet4.A1:Sheet4.A6</svg:desc>
                </draw:g>
              </table:table-cell>
              <table:table-cell office:value-type="float" office:value="3.50096208634353E-018">
                <text:p>3.50096208634353E-018</text:p>
                <draw:g>
                  <svg:desc>Sheet4.B1:Sheet4.B6</svg:desc>
                </draw:g>
              </table:table-cell>
              <table:table-cell office:value-type="float" office:value="3.50096208634353E-018">
                <text:p>3.50096208634353E-018</text:p>
                <draw:g>
                  <svg:desc>Sheet4.B1:Sheet4.B6</svg:desc>
                </draw:g>
              </table:table-cell>
              <table:table-cell office:value-type="float" office:value="0">
                <text:p>0</text:p>
                <draw:g>
                  <svg:desc>Sheet4.C7:Sheet4.C12</svg:desc>
                </draw:g>
              </table:table-cell>
              <table:table-cell office:value-type="float" office:value="3.16180666666667E-018">
                <text:p>3.16180666666667E-018</text:p>
                <draw:g>
                  <svg:desc>Sheet4.A7:Sheet4.A12</svg:desc>
                </draw:g>
              </table:table-cell>
              <table:table-cell office:value-type="float" office:value="1.12526803736973E-019">
                <text:p>1.12526803736973E-019</text:p>
                <draw:g>
                  <svg:desc>Sheet4.B7:Sheet4.B12</svg:desc>
                </draw:g>
              </table:table-cell>
              <table:table-cell office:value-type="float" office:value="1.12526803736973E-019">
                <text:p>1.12526803736973E-019</text:p>
                <draw:g>
                  <svg:desc>Sheet4.B7:Sheet4.B12</svg:desc>
                </draw:g>
              </table:table-cell>
              <table:table-cell office:value-type="float" office:value="0">
                <text:p>0</text:p>
                <draw:g>
                  <svg:desc>Sheet4.C13:Sheet4.C18</svg:desc>
                </draw:g>
              </table:table-cell>
              <table:table-cell office:value-type="float" office:value="2.28892333333333E-018">
                <text:p>2.28892333333333E-018</text:p>
                <draw:g>
                  <svg:desc>Sheet4.A13:Sheet4.A18</svg:desc>
                </draw:g>
              </table:table-cell>
              <table:table-cell office:value-type="float" office:value="1.03566046202037E-022">
                <text:p>1.03566046202037E-022</text:p>
                <draw:g>
                  <svg:desc>Sheet4.B13:Sheet4.B18</svg:desc>
                </draw:g>
              </table:table-cell>
              <table:table-cell office:value-type="float" office:value="1.03566046202037E-022">
                <text:p>1.03566046202037E-022</text:p>
                <draw:g>
                  <svg:desc>Sheet4.B13:Sheet4.B18</svg:desc>
                </draw:g>
              </table:table-cell>
              <table:table-cell office:value-type="float" office:value="0">
                <text:p>0</text:p>
                <draw:g>
                  <svg:desc>Sheet4.C19:Sheet4.C24</svg:desc>
                </draw:g>
              </table:table-cell>
              <table:table-cell office:value-type="float" office:value="3.90194E-018">
                <text:p>3.90194E-018</text:p>
                <draw:g>
                  <svg:desc>Sheet4.A19:Sheet4.A24</svg:desc>
                </draw:g>
              </table:table-cell>
              <table:table-cell office:value-type="float" office:value="9.24361641590506E-023">
                <text:p>9.24361641590506E-023</text:p>
                <draw:g>
                  <svg:desc>Sheet4.B19:Sheet4.B24</svg:desc>
                </draw:g>
              </table:table-cell>
              <table:table-cell office:value-type="float" office:value="9.24361641590506E-023">
                <text:p>9.24361641590506E-023</text:p>
                <draw:g>
                  <svg:desc>Sheet4.B19:Sheet4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9.64308333333333E-018">
                <text:p>9.64308333333333E-018</text:p>
              </table:table-cell>
              <table:table-cell office:value-type="float" office:value="2.34137927354638E-019">
                <text:p>2.34137927354638E-019</text:p>
              </table:table-cell>
              <table:table-cell office:value-type="float" office:value="2.34137927354638E-019">
                <text:p>2.34137927354638E-019</text:p>
              </table:table-cell>
              <table:table-cell office:value-type="float" office:value="30">
                <text:p>30</text:p>
              </table:table-cell>
              <table:table-cell office:value-type="float" office:value="2.80092333333333E-018">
                <text:p>2.80092333333333E-018</text:p>
              </table:table-cell>
              <table:table-cell office:value-type="float" office:value="4.32525700371064E-021">
                <text:p>4.32525700371064E-021</text:p>
              </table:table-cell>
              <table:table-cell office:value-type="float" office:value="4.32525700371064E-021">
                <text:p>4.32525700371064E-021</text:p>
              </table:table-cell>
              <table:table-cell office:value-type="float" office:value="30">
                <text:p>30</text:p>
              </table:table-cell>
              <table:table-cell office:value-type="float" office:value="2.62912E-018">
                <text:p>2.62912E-018</text:p>
              </table:table-cell>
              <table:table-cell office:value-type="float" office:value="9.5498906334634E-021">
                <text:p>9.5498906334634E-021</text:p>
              </table:table-cell>
              <table:table-cell office:value-type="float" office:value="9.5498906334634E-021">
                <text:p>9.5498906334634E-021</text:p>
              </table:table-cell>
              <table:table-cell office:value-type="float" office:value="30">
                <text:p>30</text:p>
              </table:table-cell>
              <table:table-cell office:value-type="float" office:value="1.05890666666667E-017">
                <text:p>1.05890666666667E-017</text:p>
              </table:table-cell>
              <table:table-cell office:value-type="float" office:value="2.44927275676618E-020">
                <text:p>2.44927275676618E-020</text:p>
              </table:table-cell>
              <table:table-cell office:value-type="float" office:value="2.44927275676618E-020">
                <text:p>2.44927275676618E-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8.24448666666667E-018">
                <text:p>8.24448666666667E-018</text:p>
              </table:table-cell>
              <table:table-cell office:value-type="float" office:value="1.03548354262008E-019">
                <text:p>1.03548354262008E-019</text:p>
              </table:table-cell>
              <table:table-cell office:value-type="float" office:value="1.03548354262008E-019">
                <text:p>1.03548354262008E-019</text:p>
              </table:table-cell>
              <table:table-cell office:value-type="float" office:value="60">
                <text:p>60</text:p>
              </table:table-cell>
              <table:table-cell office:value-type="float" office:value="2.28510333333333E-018">
                <text:p>2.28510333333333E-018</text:p>
              </table:table-cell>
              <table:table-cell office:value-type="float" office:value="1.10914508285202E-020">
                <text:p>1.10914508285202E-020</text:p>
              </table:table-cell>
              <table:table-cell office:value-type="float" office:value="1.10914508285202E-020">
                <text:p>1.10914508285202E-020</text:p>
              </table:table-cell>
              <table:table-cell office:value-type="float" office:value="60">
                <text:p>60</text:p>
              </table:table-cell>
              <table:table-cell office:value-type="float" office:value="2.13412333333333E-018">
                <text:p>2.13412333333333E-018</text:p>
              </table:table-cell>
              <table:table-cell office:value-type="float" office:value="1.20939458377291E-020">
                <text:p>1.20939458377291E-020</text:p>
              </table:table-cell>
              <table:table-cell office:value-type="float" office:value="1.20939458377291E-020">
                <text:p>1.20939458377291E-020</text:p>
              </table:table-cell>
              <table:table-cell office:value-type="float" office:value="60">
                <text:p>60</text:p>
              </table:table-cell>
              <table:table-cell office:value-type="float" office:value="1.43949E-017">
                <text:p>1.43949E-017</text:p>
              </table:table-cell>
              <table:table-cell office:value-type="float" office:value="7.96750344280483E-021">
                <text:p>7.96750344280483E-021</text:p>
              </table:table-cell>
              <table:table-cell office:value-type="float" office:value="7.96750344280483E-021">
                <text:p>7.96750344280483E-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5.85200666666667E-018">
                <text:p>5.85200666666667E-018</text:p>
              </table:table-cell>
              <table:table-cell office:value-type="float" office:value="6.72458983741622E-020">
                <text:p>6.72458983741622E-020</text:p>
              </table:table-cell>
              <table:table-cell office:value-type="float" office:value="6.72458983741622E-020">
                <text:p>6.72458983741622E-020</text:p>
              </table:table-cell>
              <table:table-cell office:value-type="float" office:value="90">
                <text:p>90</text:p>
              </table:table-cell>
              <table:table-cell office:value-type="float" office:value="1.92233E-018">
                <text:p>1.92233E-018</text:p>
              </table:table-cell>
              <table:table-cell office:value-type="float" office:value="1.57898040238348E-020">
                <text:p>1.57898040238348E-020</text:p>
              </table:table-cell>
              <table:table-cell office:value-type="float" office:value="1.57898040238348E-020">
                <text:p>1.57898040238348E-020</text:p>
              </table:table-cell>
              <table:table-cell office:value-type="float" office:value="90">
                <text:p>90</text:p>
              </table:table-cell>
              <table:table-cell office:value-type="float" office:value="1.68852666666667E-018">
                <text:p>1.68852666666667E-018</text:p>
              </table:table-cell>
              <table:table-cell office:value-type="float" office:value="1.85493289286622E-020">
                <text:p>1.85493289286622E-020</text:p>
              </table:table-cell>
              <table:table-cell office:value-type="float" office:value="1.85493289286622E-020">
                <text:p>1.85493289286622E-020</text:p>
              </table:table-cell>
              <table:table-cell office:value-type="float" office:value="90">
                <text:p>90</text:p>
              </table:table-cell>
              <table:table-cell office:value-type="float" office:value="1.53748333333333E-017">
                <text:p>1.53748333333333E-017</text:p>
              </table:table-cell>
              <table:table-cell office:value-type="float" office:value="3.78967212497527E-020">
                <text:p>3.78967212497527E-020</text:p>
              </table:table-cell>
              <table:table-cell office:value-type="float" office:value="3.78967212497527E-020">
                <text:p>3.78967212497527E-0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7.95098666666667E-018">
                <text:p>7.95098666666667E-018</text:p>
              </table:table-cell>
              <table:table-cell office:value-type="float" office:value="9.72091971147982E-020">
                <text:p>9.72091971147982E-020</text:p>
              </table:table-cell>
              <table:table-cell office:value-type="float" office:value="9.72091971147982E-020">
                <text:p>9.72091971147982E-020</text:p>
              </table:table-cell>
              <table:table-cell office:value-type="float" office:value="120">
                <text:p>120</text:p>
              </table:table-cell>
              <table:table-cell office:value-type="float" office:value="2.25631E-018">
                <text:p>2.25631E-018</text:p>
              </table:table-cell>
              <table:table-cell office:value-type="float" office:value="8.6878612634718E-021">
                <text:p>8.6878612634718E-021</text:p>
              </table:table-cell>
              <table:table-cell office:value-type="float" office:value="8.6878612634718E-021">
                <text:p>8.6878612634718E-021</text:p>
              </table:table-cell>
              <table:table-cell office:value-type="float" office:value="120">
                <text:p>120</text:p>
              </table:table-cell>
              <table:table-cell office:value-type="float" office:value="2.11232333333333E-018">
                <text:p>2.11232333333333E-018</text:p>
              </table:table-cell>
              <table:table-cell office:value-type="float" office:value="4.34423287350702E-021">
                <text:p>4.34423287350702E-021</text:p>
              </table:table-cell>
              <table:table-cell office:value-type="float" office:value="4.34423287350702E-021">
                <text:p>4.34423287350702E-021</text:p>
              </table:table-cell>
              <table:table-cell office:value-type="float" office:value="120">
                <text:p>120</text:p>
              </table:table-cell>
              <table:table-cell office:value-type="float" office:value="1.43560333333333E-017">
                <text:p>1.43560333333333E-017</text:p>
              </table:table-cell>
              <table:table-cell office:value-type="float" office:value="8.26190073189605E-020">
                <text:p>8.26190073189605E-020</text:p>
              </table:table-cell>
              <table:table-cell office:value-type="float" office:value="8.26190073189605E-020">
                <text:p>8.26190073189605E-0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9.32816E-018">
                <text:p>9.32816E-018</text:p>
              </table:table-cell>
              <table:table-cell office:value-type="float" office:value="1.67294955625619E-019">
                <text:p>1.67294955625619E-019</text:p>
              </table:table-cell>
              <table:table-cell office:value-type="float" office:value="1.67294955625619E-019">
                <text:p>1.67294955625619E-019</text:p>
              </table:table-cell>
              <table:table-cell office:value-type="float" office:value="150">
                <text:p>150</text:p>
              </table:table-cell>
              <table:table-cell office:value-type="float" office:value="2.74963333333333E-018">
                <text:p>2.74963333333333E-018</text:p>
              </table:table-cell>
              <table:table-cell office:value-type="float" office:value="1.22466513941718E-020">
                <text:p>1.22466513941718E-020</text:p>
              </table:table-cell>
              <table:table-cell office:value-type="float" office:value="1.22466513941718E-020">
                <text:p>1.22466513941718E-020</text:p>
              </table:table-cell>
              <table:table-cell office:value-type="float" office:value="150">
                <text:p>150</text:p>
              </table:table-cell>
              <table:table-cell office:value-type="float" office:value="2.58133666666667E-018">
                <text:p>2.58133666666667E-018</text:p>
              </table:table-cell>
              <table:table-cell office:value-type="float" office:value="7.72242933375342E-021">
                <text:p>7.72242933375342E-021</text:p>
              </table:table-cell>
              <table:table-cell office:value-type="float" office:value="7.72242933375342E-021">
                <text:p>7.72242933375342E-021</text:p>
              </table:table-cell>
              <table:table-cell office:value-type="float" office:value="150">
                <text:p>150</text:p>
              </table:table-cell>
              <table:table-cell office:value-type="float" office:value="1.09716333333333E-017">
                <text:p>1.09716333333333E-017</text:p>
              </table:table-cell>
              <table:table-cell office:value-type="float" office:value="5.75920358434447E-020">
                <text:p>5.75920358434447E-020</text:p>
              </table:table-cell>
              <table:table-cell office:value-type="float" office:value="5.75920358434447E-020">
                <text:p>5.75920358434447E-0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